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STSong" svg:font-family="STSong"/>
    <style:font-face style:name="Times" svg:font-family="Times"/>
    <style:font-face style:name="Zapf Dingbats" svg:font-family="Zapf Dingbat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STSong" fo:letter-spacing="0.0000in"/>
    </style:style>
    <style:style style:name="T10" style:family="text">
      <style:text-properties style:font-name="Zapf Dingbats" fo:letter-spacing="0.0000in"/>
    </style:style>
    <style:style style:name="T11"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9.25 17:26   |   </text:span><text:a xlink:type="simple" xlink:href="http://palinfo.habago.org/Entry?Command=Information_PrintForum#FORUM39984"><text:span text:style-name="T2">#</text:span></text:a></text:p>
      <text:p text:style-name="P3"><text:span text:style-name="T1">考題：苦苓是哪一國人？</text:span><text:span text:style-name="T3"><text:line-break/><text:line-break/></text:span><text:span text:style-name="T1">陳真2020. 09. 25.</text:span><text:span text:style-name="T3"><text:line-break/><text:line-break/><text:line-break/></text:span><text:span text:style-name="T1">考你一道填充題，苦苓是哪一國人？正確答案是：看情況。哪邊主流，哪邊有利可圖，他就是哪一國人。</text:span><text:span text:style-name="T3"><text:line-break/><text:line-break/></text:span><text:span text:style-name="T1">蔣家年代，苦苓當然會大聲說他是中國人，而且不允許別人說自己不是中國人。苦苓不但是中國人，而且他還反大力台獨呢！1985年時，他說台獨只是一群「以復仇為樂」的人，他要我們時時刻刻都不應忘記我們是中國人！</text:span><text:span text:style-name="T3"><text:line-break/><text:line-break/></text:span><text:span text:style-name="T1">時間來到21世紀，綠色氣燄高張，喊台獨有利可圖時，苦苓居然搖身一變，變成一個台獨急先鋒，仇視中國人。昨天還跳出來說，一旦兩岸有戰事，應該「先把自稱是中國人的人抓起來看管」。實在有夠無恥。</text:span><text:span text:style-name="T3"><text:line-break/><text:line-break/></text:span><text:span text:style-name="T1">舉個例，我手上有本苦苓寫的書，叫做《老師，有問題》，出版於1986年11月。我隨便翻就馬上翻到好幾頁，「中國人」、「中國人」、「中國人」地喊個不停。比方說，該書第155頁，苦苓評論吳祥輝寫的《拒絕聯考的小子》，文章開頭第一句話就寫著：「考試，一直是中國人生活中的大事」。很會扯吧，哪個社會沒考試，這樣也能扯到「我們都是中國人」。</text:span><text:span text:style-name="T3"><text:line-break/><text:line-break/></text:span><text:span text:style-name="T1">還有，第159頁，評論《楊喚詩集》時，同樣又是文章一開頭就寫著：「做為一個中國人而不讀詩，是一件很遺憾的事。」真是我的天啊，怎麼動不動就用「我們都是中國人」來開頭？只要是人，都能讀詩，連這樣也能扯上「我們都是中國人」。</text:span><text:span text:style-name="T3"><text:line-break/><text:line-break/></text:span><text:span text:style-name="T1">好吧，再翻個兩頁，請看第169頁，標題是「如何抵抗麥當勞？」苦苓寫道：「當美國人在台灣開設第一家麥當勞時，心裏七上八下，不知道中國人吃不吃這一套？沒想到，中國人不但吃，而且吃得很兇。」你看，夠愛中國吧！連吃不吃麥當勞也能扯上「我們都是中國人」。</text:span><text:span text:style-name="T3"><text:line-break/><text:line-break/></text:span><text:span text:style-name="T1">這樣還沒完哦，請翻到下一頁，第170頁，苦苓繼續寫說他反對吃「美國人的麥當勞」，為什麼呢？苦苓說：因為，「你更應該愛中國！雖然你不能為中國做什麼，但至少可以想一想，(中國人的) 牛肉麵真的不如 (美國人的) 漢堡嗎？(中國人的) 楊桃湯真的比 (美國人的) 可口可樂難喝嗎？中國菜真的一無可取到你非要去吃麥當勞嗎？」</text:span><text:span text:style-name="T3"><text:line-break/><text:line-break/></text:span><text:span text:style-name="T1">最後，苦苓的文章結語是，呼籲大家要「做一個有志氣、有信心的中國青少年，何不就從抵抗麥當勞、肯塔基、甜甜圈、三一冰淇淋....開始。」</text:span><text:span text:style-name="T3"><text:line-break/><text:line-break/></text:span><text:span text:style-name="T1">很離譜吧，連吃東西都要呼籲大家隨時必須牢記「我們都是中國人」，叫大家要透過吃中國食物來愛國，反對吃洋人食物。愛中國真是愛到有點變態。如今卻搖身一變，不准別人說自己是中國人，否則就要抓起來。真是有夠無恥。</text:span><text:span text:style-name="T3"><text:line-break/><text:line-break/></text:span><text:span text:style-name="T1">至於台獨，黃智賢罵苦苓是「台獨腦殘」，這是不對的，苦苓精明得跟什麼一樣，見風轉舵，轉得比誰都快，他怎麼會是腦殘？</text:span><text:span text:style-name="T3"><text:line-break/><text:line-break/></text:span><text:span text:style-name="T1">苦苓更不是台獨。或者應該說，他也許白天是台獨，晚上就不台也不獨了；在甲地是台獨，來到乙地就說不準了。總之是，究竟他是獨或統，全都得「看狀況」而定。哪邊人多勢眾，哪邊有利可圖，他就會氣燄高張地往哪邊高聲吶喊表忠貞。</text:span><text:span text:style-name="T3"><text:line-break/><text:line-break/></text:span><text:span text:style-name="T1">我從上個世紀末大約1998年，由台獨變成統派。我對人渣黨只有一個恨字。但我至今從不反台獨，我不會去反對一種政治主張。我反對的是冒牌台獨，也就是美國操弄下的假台獨真走狗。我對那些真正的台獨人士，例如史明、林義雄及黃紀男等等等，始終充滿敬意。</text:span><text:span text:style-name="T3"><text:line-break/><text:line-break/></text:span><text:span text:style-name="T1">我更加不屑的是假台獨真走狗的人渣們無所不用其極的貪婪卑鄙手段。</text:span><text:span text:style-name="T3"><text:line-break/><text:line-break/></text:span><text:span text:style-name="T1">總之，用「台獨」來罵人是不對的。台獨照樣有英雄好漢！問題是，目前市面上這些所謂「台獨」，99.999%是冒牌貨，全屬苦苓之流。信不信哪天兩岸統一了，他們喊祖國萬歲肯定喊得比誰都大聲；搖身一變，再度成為反獨大將。</text:span></text:p>
      <text:p text:style-name="P2"><text:span text:style-name="T1">陳真   |  2020.09.25 11:15   |   </text:span><text:a xlink:type="simple" xlink:href="http://palinfo.habago.org/Entry?Command=Information_PrintForum#FORUM39982"><text:span text:style-name="T2">#</text:span></text:a></text:p>
      <text:p text:style-name="P4"><text:span text:style-name="T1">如果兩岸爆發戰爭.....</text:span><text:span text:style-name="T3"><text:line-break/><text:line-break/></text:span><text:span text:style-name="T1">陳真</text:span><text:span text:style-name="T3"><text:line-break/><text:line-break/></text:span><text:span text:style-name="T1">2020. 09. 25.</text:span><text:span text:style-name="T3"><text:line-break/><text:line-break/><text:line-break/></text:span><text:span text:style-name="T1">維佳，</text:span><text:span text:style-name="T3"><text:line-break/><text:line-break/></text:span><text:span text:style-name="T1">我常設想，想像下一秒鐘突然戰爭爆發了，我該怎麼辦？我想了很多保護家人的安全之道，但我估計，想歸想，當真實情況發生時，我們其實也只能愣在當下，然後趕緊集合家人，或是就地尋找避難所，例如堅固牆角或空曠地，遠離軍事目標，並隨手帶點乾糧、飲水和現金及簡單藥物與衣物等，同時想辦法及時接收資訊，掌握動態。</text:span><text:span text:style-name="T3"><text:line-break/><text:line-break/></text:span><text:span text:style-name="T1">接著呢，看狀況而定，該上班上班，該上學上學，能幫助他人時就盡量幫，能救人時就盡量救；保持心境平和，不要被煽動，同時也要避免被自己人所傷害，因為戰亂期間一旦時間拉長，往往盜賊四起，平時斯文有禮，戰時變禽獸歹徒，偷搶拐騙姦殺擄掠會比平常多得多。</text:span><text:span text:style-name="T3"><text:line-break/><text:line-break/></text:span><text:span text:style-name="T1">對於戰爭，我長期以來略有研究。許多時候，戰亂死難者並非死於戰火，而是死於治安的迅速敗壞及公衛與醫療體系的瓦解或崩盤。</text:span><text:span text:style-name="T3"><text:line-break/><text:line-break/></text:span><text:span text:style-name="T1">你看，伊拉克被美國侵略佔領之後，治安崩盤，司法瓦解，甚至出現一種買凶殺人的職業。人們身上掛著牌子在街上兜售："朋友！你想殺誰嗎？你有仇家嗎？我來幫你殺，你给我錢。" 反正這時候姦殺擄掠都沒人管了，銀行金庫劫掠一空，商家一概遭殃。</text:span><text:span text:style-name="T3"><text:line-break/><text:line-break/></text:span><text:span text:style-name="T1">你看，美軍入侵伊拉克初期，比故宮還更珍貴的伊拉克博物館，大家衝進去搶寶物，搶到就是你的，黑市幫你賣到國外。不同教派或不同政治派系之間互相殘殺械鬥。布希看了很開心，他說：這就是自由的空氣！享受自由的代價！</text:span><text:span text:style-name="T3"><text:line-break/><text:line-break/></text:span><text:span text:style-name="T1">我沒瞎說，當具有人類文明重要價值的伊拉克博物館被各方暴民包括美軍劫掠一空時，許多國際組織發出緊急聲明，希望美國應該依照國際法，負起侵略者或佔領者應有的基本義務，照顧好當地人民的基本生活與秩序。布希當時就是這麼回應的，他笑咪咪地說，"這沒什麼，這只是享受自由的代價"。</text:span><text:span text:style-name="T3"><text:line-break/><text:line-break/></text:span><text:span text:style-name="T1">美國刻意操作兩岸衝突，如果戰爭無法避免，那麼，最關鍵的一點就是戰爭的時程；拖越久，傷害越大。一旦形成內戰或都市巷戰，那就是人間煉獄。美國很顯然希望兩岸一旦衝突，就是能夠朝著這樣一種內戰方向發展。</text:span><text:span text:style-name="T3"><text:line-break/><text:line-break/></text:span><text:span text:style-name="T1">最近，美國逐漸公開表露這樣一種企圖，明言台灣不可能戰勝，但是台灣可以藉由己身的高密度高強度武器部署，以及源源不絕的軍火支援(台灣人被迫得自己掏腰包跟美國買)，提高對岸人民的傷亡，拉長戰爭時程，最大化死傷程度，以重創中國大陸。至於代價呢？代價是美國賺取億萬元軍火錢，而台灣與對岸將屍橫遍野，兩敗俱傷。</text:span><text:span text:style-name="T3"><text:line-break/><text:line-break/></text:span><text:span text:style-name="T1">馬英九是個很溫和的人，講溫和比較好聽，其實很懦弱，是個斯文人，怯於對抗。但是，你看他最近一系列打開天窗說亮話的強烈發言，你就能知道，就算是個懦弱溫和者，也知道事態之嚴重，故而拼命示警。他說，一種錯誤的兩岸決策，將導致"千萬顆人頭落地"。這不是他平常敘事論理的風格，而是大白話。因為在這時候，再不說大白話就來不及了。</text:span><text:span text:style-name="T3"><text:line-break/><text:line-break/></text:span><text:span text:style-name="T1">至於那些喊打喊殺什麼要戰到一兵一卒要拿掃帚上戰場者，在我們千萬顆人頭落地之前，老早就逃之夭夭。難道你真的蠢到會去相信這些向來滿口謊言貪婪無度的人渣講的話？我倒是比較擔心一些蠢血沸騰的腦殘年輕人，或是一些愚忠的什麼中華民國派(例如韓國瑜)，說不定真的會傻傻地去跟解放軍拼命。</text:span><text:span text:style-name="T3"><text:line-break/><text:line-break/></text:span><text:span text:style-name="T1">另外，依照美國慣有的作風，他會在戰亂之際開列死亡名單，趁機殺害各方反美人士或左派人士，因此，同志們恐怕得注意自身與家人安全。美國一般不會自己動手，他都是下條子列出暗殺清單給當地傀儡政權或武裝組織或收買暴民，讓他們去執行暗殺指令。</text:span><text:span text:style-name="T3"><text:line-break/><text:line-break/></text:span><text:span text:style-name="T1">如上所述，如果戰爭時程之長短的影響如此重大，那麼，我們所能做的，就是應該事先要有一番心理準備，做好心理素質的培養，勿盲動，勿驚慌，勿參戰，讓這場 "美國製" 的兩岸戰爭能儘早結束。</text:span><text:span text:style-name="T3"><text:line-break/><text:line-break/></text:span><text:span text:style-name="T1">巴勒網右邊不是有一個"以色列拒服兵役人數統計" 的LOGO 嗎？它已經好幾年沒有更新，一直停留在一千六百多人的數字。這些軍人，因為拒絕接受以色列不義的攻擊指令，不願傷害巴勒斯坦人，或是出於宗教信念，不願殺人，不願執行違反人道的命令(例如轟炸水庫，轟炸醫院或學校等等等)，於是遭到軍法審判而入獄。</text:span><text:span text:style-name="T3"><text:line-break/><text:line-break/></text:span><text:span text:style-name="T1">這樣一種人，有個辭彙叫做CO，也就是Conscientious Objector(良心拒服兵役者)。我希望，兩岸都應該多一點CO，拒絕參戰，或是拒絕執行一些傷害平民的軍事任務，讓你的良心來決定你的作為，而非聽命於貪婪齷齪的野心政客。</text:span></text:p>
      <text:p text:style-name="P2"><text:span text:style-name="T1">陳真   |  2020.09.25 03:02   |   </text:span><text:a xlink:type="simple" xlink:href="http://palinfo.habago.org/Entry?Command=Information_PrintForum#FORUM39981"><text:span text:style-name="T2">#</text:span></text:a></text:p>
      <text:p text:style-name="P3"><text:span text:style-name="T1">川普的台灣豪賭</text:span><text:span text:style-name="T3"><text:line-break/><text:line-break/></text:span><text:span text:style-name="T1">作者：Peter Koenig</text:span><text:span text:style-name="T3"><text:line-break/></text:span><text:span text:style-name="T1">譯者：陳真</text:span><text:span text:style-name="T3"><text:line-break/></text:span><text:span text:style-name="T1">出處：《New Eastern Outlook》</text:span><text:span text:style-name="T3"><text:line-break/></text:span><text:span text:style-name="T1">網址：</text:span><text:a xlink:type="simple" xlink:href="https://bit.ly/306sj5N"><text:span text:style-name="T4">https://bit.ly/306sj5N</text:span></text:a><text:span text:style-name="T1"> </text:span><text:span text:style-name="T3"><text:line-break/></text:span><text:span text:style-name="T1">原文發表日期：2019. 06. 15.</text:span><text:span text:style-name="T3"><text:line-break/></text:span><text:span text:style-name="T1">翻譯日期：2020. 09. 24.</text:span><text:span text:style-name="T3"><text:line-break/><text:line-break/><text:line-break/></text:span><text:span text:style-name="T1">【譯者前言】</text:span><text:span text:style-name="T3"><text:line-break/><text:line-break/></text:span><text:span text:style-name="T1">公私繁忙，生活像一片火海，其實我真的快累死，但我還是儘可能撐住，拼命挖出更多睡眠時間來做一些事，希望人們能夠因為我的努力而少受一點傷害，希望公義獲得伸張，希望良善人性能夠長存。</text:span><text:span text:style-name="T3"><text:line-break/><text:line-break/></text:span><text:span text:style-name="T1">看在這樣一份拼老命的份上，希望各位願意靜下心來，花點時間閱讀這類(也許不夠刺激的)資料，並加以傳揚。相較於主流媒體之鋪天蓋地，我們的聲音之微弱，猶如一滴淚水之於一片汪洋。但是，海可枯，石可爛，淚水卻永不止息。</text:span><text:span text:style-name="T3"><text:line-break/><text:line-break/></text:span><text:span text:style-name="T1">【本文】</text:span><text:span text:style-name="T3"><text:line-break/><text:line-break/></text:span><text:span text:style-name="T1">自認為世界帝王的川普，假裝以為台灣是個國家那般對待，把台灣變成美國新一代的「東方戰略樞紐」，此舉違反所有國際法及聯合國憲章，違背現有的各項世界規則，亦即中華人民共和國才是中國惟一合法政權，而台灣則屬中國的一部份。川普卻假裝以為台灣是個國家，把它當成「盟友」，同時也要求其他國家跟進，目的就是要把台灣島變成美軍基地，進一步圍堵中國。</text:span><text:span text:style-name="T3"><text:line-break/><text:line-break/></text:span><text:span text:style-name="T1">美國這個「分而治之」的伎倆已是老把戲。但是，川普不可能愚昧到真的會去相信這招能行得通；它不過是各種挑釁中國的方法之一。坦白說，它就像在中國的背後猛丟超級炸彈。這麼做的目的是想要刺激中國這條巨龍嗎？</text:span><text:span text:style-name="T3"><text:line-break/><text:line-break/></text:span><text:span text:style-name="T1">巨龍有可能是致命的，特別是當他不斷遭受各種羞辱、貶抑、攻擊與威脅時。美國對華發動貿易戰，對中國兩千億貨物課以25%關稅制裁，甚至最近還威脅，如果中國膽敢拒絕出席六月二十日至二十八日於日本大阪舉行的G20高峰會，將會把懲罰關稅加碼到三千億。你能想像這樣一種傲慢無禮嗎？居然威脅它國領袖出席會議！川普這個人，不管是在外交或其它方面，往往言行無狀。</text:span><text:span text:style-name="T3"><text:line-break/><text:line-break/></text:span><text:span text:style-name="T1">六月十日，川普又再度口出狂言，宣稱中國將會接受美國開出的貿易條件，「因為他們不得不接受」。然而，美國要求的貿易條件內容究竟是什麼，川普卻從未說明，只是一再炫耀，當他選上美國總統後，「中國至今已損失數萬億美元」；種種言談行徑，粗魯可笑。當然，習近平主席不可能被這樣一個「川普小丑」所訛詐勒索。</text:span><text:span text:style-name="T3"><text:line-break/><text:line-break/></text:span><text:span text:style-name="T1">另一方面，川普也向墨西哥總統羅培茲·歐布拉多(Andrés Manuel López Obrador，簡寫AMLO)提出威脅說，倘若非法移民問題不解決，將對墨國農產品課以5% 關稅。歐布拉多總統於是寫了一封公開信給川普，表明墨國的立場乃是尋求和平與對話，而非衝突與戰爭，並且答應將在他任內儘一切可能的方法，防止非法移民跑到美國。  </text:span><text:span text:style-name="T3"><text:line-break/><text:line-break/></text:span><text:span text:style-name="T1">歐布拉多總統說得對，貿易戰只會兩敗俱傷，對大家都沒好處。川普隨後便停止威脅，並且大剌剌地對全世界宣稱，他的「好意」已經獲得「舉世認同」。然而，就在幾天前，川普又突然再度用提高關稅來威脅墨西哥，要求歐布拉多總統必須嚴禁任何貧窮的墨西哥人非法跨越邊界，跑到美國這片「上帝所應允的偉大人間樂土」(the great Promised Land)。  </text:span><text:span text:style-name="T3"><text:line-break/><text:line-break/></text:span><text:span text:style-name="T1">當然，川普所一再揚言的所謂關稅，事實上跟貿易根本無關，而純粹只是一種懲罰，一種赤裸裸的霸凌。不過，對此你可別感到太意外，事實上川普應該不知道加州農業的發達，主要就是依靠大量廉價的非法墨國勞工及中美洲移民。</text:span><text:span text:style-name="T3"><text:line-break/><text:line-break/></text:span><text:span text:style-name="T1">令人訝異的是，儘管如此荒腔走板，西方世界依舊追隨美國，默不吭聲。貿易制裁的威脅看起來是很有效的。任何人或任何國家，誰膽敢對美國政府之諸多暴虐犯罪行徑有所不敬，就有可能遭到懲罰，輕則貿易制裁或個人財務凍結，重則赤裸裸地進行暴力攻擊或軍事侵略。</text:span><text:span text:style-name="T3"><text:line-break/><text:line-break/></text:span><text:span text:style-name="T1">對於美國來說，國際法是不存在的，國際之間亦無所謂規範，對於各種政治常識，川普政府及其一幫徒眾，更是完全不放在眼裏。世界對此噤若寒蟬。不過，至今為止，川普的某些威嚇，其實只是一番瘋狂的胡言亂語及裝腔作勢。</text:span><text:span text:style-name="T3"><text:line-break/><text:line-break/></text:span><text:span text:style-name="T1">相較之下，更多實質的威脅則是指向伊朗。川普經常威脅伊朗如果「不乖」的話，就會透過各種制裁與經濟手段，把伊朗弄死。但是，川普政府從來不曾說清楚所謂「乖」或「不乖」究竟指的是什麼；美國只是不斷地對伊朗反覆發出各種極其空洞的譴責，例如說它構成核武威脅，但美國自己卻又莫名其妙退出2015年(由中、法、俄、英、美、德等國所簽署)的「伊朗核協定」(the Joint Comprehensive Plan of Action，簡稱JCPOA) 。(美國這齣伊朗核武鬧劇，值得另外寫篇文章說明。)</text:span><text:span text:style-name="T3"><text:line-break/><text:line-break/></text:span><text:span text:style-name="T1">所謂「伊朗核協定」，主要乃是由聯合國五個安理會常任理事國所簽署，其中包括美國。但是，就如眾所周知，川普在以色列總理納坦雅胡（Benjamin Netanyahu）的壓力下，於去年 (2018年) 退出協定，並隨即對伊朗發動各種可怕與瘋狂的經濟制裁與封鎖，甚至沒收伊朗的海外國家資產；種種行徑與強盜無異。美國並且施壓歐盟必須跟進一同制裁伊朗。川普及其兩位左右手蓬佩奧(Pompeo)與波頓(Bolton)，更揚言隨後還會有更多的制裁方案出爐。</text:span><text:span text:style-name="T3"><text:line-break/><text:line-break/></text:span><text:span text:style-name="T1">對此，伊朗的外交部長穆罕默德·賈瓦德·扎里夫(Mohammad Javad Zarif)表明，伊朗不會屈服於威脅，並且對此做出一番哲學評論說：川普在全世界所發動的經濟戰爭，到頭來只會傷害到美國自己。</text:span><text:span text:style-name="T3"><text:line-break/><text:line-break/></text:span><text:span text:style-name="T1">沒錯。事情似乎就是這樣。川普在全球肆無忌憚地發動關稅貿易戰及各種制裁與懲罰，只會讓世界各國逐漸與其疏遠而不願再跟美國做生意，甚至慢慢脫離西方貨幣體系。美國自以為得計，實際上卻自招禍害。此理甚明，這只不過是經濟學的第一課。</text:span><text:span text:style-name="T3"><text:line-break/><text:line-break/></text:span><text:span text:style-name="T1">我們不妨打開天窗說亮話，難道川普真的相信自己擁有控制世界各國領袖的無上權力？抑或是川普只不過是他背後一個更為龐大的政治勢力呼來喚去的走狗 (lackey)？這個勢力長久存在 (譯註：一般稱之為影子政府，英文叫做deep state，它才是美國不依政權而轉移的真正統治者)，始終控制著五角大廈以及更為重要的西方財務金融體系；這是一套由猶太復國主義者所掌控與設計的西方貨幣系統，宛如老鼠會(Ponzi scheme)一般，行之已有百年之久。</text:span><text:span text:style-name="T3"><text:line-break/><text:line-break/></text:span><text:span text:style-name="T1">這套體系，就如同我們每一天所見證的：透過各種人為操控的經濟景氣循環，綁架世人，掠奪世界財富；並動用各種手段，包括經濟制裁、控制與封鎖，沒收它國海外資產，竊佔產業，甚至掠奪其國家儲備基金等，藉以打擊任何不願卑躬屈膝服從美國霸權者。</text:span><text:span text:style-name="T3"><text:line-break/><text:line-break/></text:span><text:span text:style-name="T1">確實，美國霸權已逐漸瓦解，但它至今依舊牢牢掌控盟友與附庸，逼其就範。許多國家，當它慢慢了解到自身之重大損失時，對於身為美國附庸之地位早已十分反感且厭倦。他們了解美國在經濟、政治與軍事上之優勢，但也逐漸認清其為所欲為的帝國本質，行徑狂暴而荒唐；它就像一座閃亮但脆弱的紙牌屋，隨時都有可能倒塌。</text:span><text:span text:style-name="T3"><text:line-break/><text:line-break/></text:span><text:span text:style-name="T1">附庸盟友對於美國的憤怒及反抗勇氣，與日俱增。總有一天，他們將會掙脫此一壓迫處境而出走。當這一天來臨，全球政治軸心將會轉向一個更好的對象。川普在全世界到處任意進行制裁、天威難測般的作風，無疑將加速此一時刻的到來。 </text:span><text:span text:style-name="T3"><text:line-break/><text:line-break/></text:span><text:span text:style-name="T1">在這樣一種時代背景下，台灣卻反而跳出來擔任馬前卒(peon)，為美國這場企圖征服中、俄的世界大戰衝鋒陷陣。根據所有國際法，台灣是中國的一部份，如今卻成為美國附庸，負責在東亞地區進一步圍堵中國。也許川普真的相信，打出台灣牌，將可在中美博奕中「將軍」對手，進而瓦解中俄聯盟。</text:span><text:span text:style-name="T3"><text:line-break/><text:line-break/></text:span><text:span text:style-name="T1">台灣領導人，面對川普政府近年來的種種吹捧及甜言蜜語，難道真的不知道美國只是把台灣當成一個啟動器(enabler)，啟動美國的帝國擴張計劃，幫美國從全世界掠奪更多財富資源。到頭來，台灣只會陷入動亂，變成一個廢墟，一個面目全非的爛攤子。</text:span><text:span text:style-name="T3"><text:line-break/><text:line-break/></text:span><text:span text:style-name="T1">屆時，台灣人也許將會從四面八方風起雲湧，為自己站出來發聲。台灣人也許終將明白，他們的政府是如何被美國收買，如何出賣台灣，如何毀掉台灣原有的幸福生活基礎。</text:span><text:span text:style-name="T3"><text:line-break/><text:line-break/></text:span><text:span text:style-name="T1">台灣人醒醒吧！睜開眼睛看看這整個世界！看看最近的例子--蘇丹，看看那充滿人禍所刻意摧毀的伊拉克，看看那人間煉獄般的阿富汗與敘利亞，看看至今仍一團亂的委內瑞拉。台灣，事實上就是美國前國家安全顧問茲比格涅夫·布里辛斯基(Zbigniew Brzezinski)的所謂「世界大戰略」(Grand Geopolitical Chessboard)計劃的另一個犧牲品。</text:span><text:span text:style-name="T3"><text:line-break/><text:line-break/></text:span><text:span text:style-name="T1">過去一百年來，美國不斷挑起世界對於中、俄的仇恨，特別是在二戰之後，更是透過人為操弄的冷戰對峙，把這份敵意推到極至。美國之抹黑計劃之所以能夠如此成功，就是透過完全由西方盎格魯與猶太復國主義者所一手掌控的媒體宣傳機器所致，無日無之地大量散播謊言，造謠抹黑，挑起仇恨。</text:span><text:span text:style-name="T3"><text:line-break/><text:line-break/></text:span><text:span text:style-name="T1">更為微妙的是，打從上個世紀八零年代開始，美國便不斷利用中國對外開放之際，對中國進行顛覆，製造其內部動亂。那時候，中國才剛剛在經濟上站穩腳步，自給自足之餘，逐漸打開市場大門，走向世界，吸引外資。</text:span><text:span text:style-name="T3"><text:line-break/><text:line-break/></text:span><text:span text:style-name="T1">美國尼克森總統在1972年初訪中國北京、上海與杭州的那場秀，無疑揭開了中美新一輪關係的「序幕」；美國開始盤算著如何利用中國這個龐大市場來出口美國貨物，同時也可趁機管控中國在經濟上可預見的迅速崛起。然而，中國依舊以一種驚人的幾何倍數持續成長，隨即在1986年取得GATT (關稅暨貿易總協定) 的觀察員身份，透過多方協商，成功於2001年加入WTO (世界貿易組織)，成為正式會員國。</text:span><text:span text:style-name="T3"><text:line-break/><text:line-break/></text:span><text:span text:style-name="T1">不管是過去或現在，貿易始終是中國的強項，具有高度的出口競爭力，於是逐漸構成對於美國霸權的一項威脅。當美國預見此一發展，為了防止中國成為世界經濟強國，由美國一手主導的天安門廣場示威，於是就在這樣的時代背景下粉墨登場。</text:span><text:span text:style-name="T3"><text:line-break/><text:line-break/></text:span><text:span text:style-name="T1">所謂的天安門大屠殺，完全就是一場事先預設的巨大騙局與栽贓嫁禍行動；所謂的「學生運動」，事實上是由美國國務院出資、由NED(民主基金會，亦即 CIA 的分身)一手策畫的顛覆行動。NED的主要工作任務就是顛覆他國政權。</text:span><text:span text:style-name="T3"><text:line-break/><text:line-break/></text:span><text:span text:style-name="T1">早在發生六四鎮壓的幾個月前，兩手血腥的美國各個情報機構，包括CIA (中情局) 和NSA (國家安全局) 以及很可能也包括英國的MI6(祕密情報局)，便已展開部署。至於那些示威「學生」，事實上並沒有任何共同訴求，就只是一直空喊著「要自由」、「要改革」，至於到底是要改革些什麼卻根本說不清楚。</text:span><text:span text:style-name="T3"><text:line-break/><text:line-break/></text:span><text:span text:style-name="T1">2019年是所謂天安門「大屠殺」的三十周年，西方媒體瘋狂炒作，藉以攻擊中國「暴政」；所謂「大屠殺」的新聞，透過電視和廣播分秒不停地播放，遍及整個世界；它不但怕你忘記，更要灌輸事件之後才出生的年輕一代務必認識這場「大屠殺」，要求你做好準備，迎戰中國這隻怪物。</text:span><text:span text:style-name="T3"><text:line-break/><text:line-break/></text:span><text:span text:style-name="T1">這就是這些為特定政治勢力服務的「新聞妓者」(presstitute) 機構所要達成的宣傳目標。他們做得很成功，因為沉睡的人們根本無從知曉一絲真相，甚至不願意放棄既有的廉價偏見，認清醜陋事實。(見【譯者後記1】)</text:span><text:span text:style-name="T3"><text:line-break/><text:line-break/></text:span><text:span text:style-name="T1">西方所漫天虛構的天安門事件之傷亡程度，相較於西方國家所犯下的各種真實血腥暴行，我們不妨來對比一下兩者在媒體上的呈現情況。以葉門為例，整個國家幾乎被西方及其代理人所徹底摧毀，主要是美國盟友--沙烏地阿拉伯和卡達。至於侵略戰爭所需的武器則由美、英、法等國所提供。</text:span><text:span text:style-name="T3"><text:line-break/><text:line-break/></text:span><text:span text:style-name="T1">葉門是一個與世無爭的和平國度，但是，在這場極度血腥殘暴的戰爭中，光是過去四年就有數萬名葉門人被殺。令人震驚的是，其中大部份是婦女與兒童。另外則有數千人因為淨水設施遭受破壞，無法取得乾淨飲水而罹患霍亂及其它相關疾病。</text:span><text:span text:style-name="T3"><text:line-break/><text:line-break/></text:span><text:span text:style-name="T1">戰亂導致葉門總人口的三分之二無食物可吃，陷入饑荒，數萬人活活餓死。代表美國的沙烏地阿拉伯和卡達，更是藉著攻擊葉門海港大城荷台達(Hudaydah)之紅海港 (Red Sea Port)，阻礙救援物資與緊急藥品進口，使得這一切人道危機更是雪上加霜。</text:span><text:span text:style-name="T3"><text:line-break/><text:line-break/></text:span><text:span text:style-name="T1">聯合國指出，葉門戰爭是近代史上製造最嚴重人道災難的一場戰爭。西方國家資助、策動了這樣一場巨大戰禍與大屠殺。(譯註：葉門的慘況，請參見李鑑慧的一篇文章：</text:span><text:a xlink:type="simple" xlink:href="https://bit.ly/3kHkoDO"><text:span text:style-name="T4">https://bit.ly/3kHkoDO</text:span></text:a><text:span text:style-name="T1">) 但是，你在西方媒體上卻幾乎完全看不到片語隻字的報導。</text:span><text:span text:style-name="T3"><text:line-break/><text:line-break/></text:span><text:span text:style-name="T1">從天安門事件到911事件，從烏克蘭獨立廣場的反政府流血示威，再到歐美各地由 ISIS 及蓋達組織所發動的偶發性恐怖攻擊，事實上全部都是由美國及其盟友附庸所資助。就連最近的香港暴亂也一樣，採取一種旨在「顛覆政權」的「顏色革命」形式，包括2014年數千人佔據街頭數周的香港「雨傘革命」，以及反對逃犯條例修訂的「反送中」暴動等，全部都是美國與其它西方國家所資助、策畫與煽動，無一例外，目的就是要在中國製造更多動亂，並且透過擅於散播謊言的西方媒體拼命造謠抹黑，藉此對全世界妖魔化(demonize)中國。</text:span><text:span text:style-name="T3"><text:line-break/><text:line-break/></text:span><text:span text:style-name="T1">中國向來信奉一種不尋求對外擴張的和平生命哲學，但是，西方卻永不間斷地對中國施加各種攻擊與抹黑。也許哪一天，中國將會對於美國及西方國家之不斷干預內政感到厭倦與不耐煩，從而決定把香港正式收歸中國大陸的直接管轄，遵循同一套法律，享有同樣的權利與義務。</text:span><text:span text:style-name="T3"><text:line-break/><text:line-break/></text:span><text:span text:style-name="T1">這其實很容易辦到。要是中國真的這麼做了，西方是要怎樣？美國又能怎樣？大聲尖叫嗎？大喊謀殺嗎？事實上，西方老早就這麼四處大聲叫囂了。可是，然後呢？軍事入侵中國嗎？依我看，時機似乎也差不多了。西方根本不會怕打仗。問題是，攻擊中國無異於攻擊俄國。中俄之間有很強的同盟關係；兩國的關係，並將隨著最近在俄國聖彼得堡召開的經濟論壇上數項協定之簽署而更為穩固。</text:span><text:span text:style-name="T3"><text:line-break/><text:line-break/></text:span><text:span text:style-name="T1">跟香港同樣的挑釁也發生在台灣。今年四月，美國派遣兩艘驅逐艦來到台灣海峽，入侵中國所屬海域。德國礙於二戰停戰協定之不衝突與不挑釁(non-confrontation and non-aggression)原則，依舊考慮要派遣軍艦加入美、法艦隊，藉以向全世界宣示台海是國際海域，非屬中國。</text:span><text:span text:style-name="T3"><text:line-break/><text:line-break/></text:span><text:span text:style-name="T1">這番挑釁，其實絲毫無助於增加世界對於台灣所自稱之主權的認可，反倒有可能逼得習近平只好把台灣實質收歸中國管轄，一如1971年10月25日聯合國大會2758號決議文所宣稱：中華人民共和國是中國的唯一合法代表。</text:span><text:span text:style-name="T3"><text:line-break/><text:line-break/></text:span><text:span text:style-name="T1">在台海兩岸之間製造衝突，對於美國來說，還有一項重要利益就是打擊人民幣，防止美元地位受到挑戰。</text:span><text:span text:style-name="T3"><text:line-break/><text:line-break/></text:span><text:span text:style-name="T1">最重要的是，我想告訴各位，你應該把所有這些「點」給逐個連接起來，你將會看到一幅「大圖像」(Big Picture)；所有這一切暴亂與威脅，戰爭與衝突，或是挑釁造謠與抹黑，以及各種制裁與封鎖，再加上遍佈全世界鋪天蓋地的媒體謊言、謊言與謊言，所有這些「點」都不是獨立存在，而是彼此連結，構成一幅「大圖像」。</text:span><text:span text:style-name="T3"><text:line-break/><text:line-break/></text:span><text:span text:style-name="T1">了解這幅「大圖像」極端重要，因為，惟有當你能清楚看見這樣一個整體圖像，你將會發現擁有這幅「大圖像」的主人所瞎掰的各種美麗說辭有多麼荒唐可笑，你將能看見這位主人所做的一切血腥惡行有多麼可怕。</text:span><text:span text:style-name="T3"><text:line-break/><text:line-break/></text:span><text:span text:style-name="T1">「大圖像」的主人就是美國和以色列，它代表一種妄念與錯覺，企圖在所謂「新美國世紀計畫」(Plan for a New American Century，簡稱 PNAC )底下 (見【譯者後記2】)，發展一套獨霸天下的軍工/金融體系，完全統治全世界。對此，Chris Black 在他的一篇傑作中 (</text:span><text:a xlink:type="simple" xlink:href="https://bit.ly/3kE9PBo"><text:span text:style-name="T4">https://bit.ly/3kE9PBo</text:span></text:a><text:span text:style-name="T1">)，有更好的說明，文章名稱是：《This Outlaw Power: America’s Intent is to Dominate China, Russia and the World》(《非法帝國：征服中俄與全世界》)</text:span><text:span text:style-name="T3"><text:line-break/><text:line-break/></text:span><text:span text:style-name="T1">【譯者後記1】</text:span><text:span text:style-name="T3"><text:line-break/><text:line-break/></text:span><text:span text:style-name="T1">跟大家一樣，我也曾經被愚弄，以為電視上講的那些全是真的，以為天安門廣場上真的有什麼大屠殺，以為坦克車四處把學生壓成肉醬，以為這真的是什麼可歌可泣的反抗暴政行動，以為這真的是在爭取什麼民主自由。</text:span><text:span text:style-name="T3"><text:line-break/><text:line-break/></text:span><text:span text:style-name="T1">1979年，美麗島事件發生時我剛上高中，只是個小孩。在那當下，連我都知道美麗島事件很可疑，很可能是國民黨自導自演，藉以打壓黨外。也就是說，我並非傻蛋，更不是腦殘，連我政治敏感度這麼高，都會被所謂天安門事件所騙，更何況是懶得去探究真相的一般人。</text:span><text:span text:style-name="T3"><text:line-break/><text:line-break/></text:span><text:span text:style-name="T1">2011年的六四前夕，阿桑吉的《維基解密》公布三份美國當年密件，清楚揭露美國當時就知道根本沒有天安門廣場大屠殺這回事，廣場上並沒有死人，卻仍蓄意不斷造謠，編造無數假新聞欺騙世人，妖魔化中國。事實上，天安門廣場確實如中國官方所說，根本沒死一個人，幾個軍民衝突現場是發生在幾公里外。</text:span><text:span text:style-name="T3"><text:line-break/><text:line-break/></text:span><text:span text:style-name="T1">而且，死亡人數很可能也被西方媒體大量灌水。更重要的是，哪個國家可以容許暴民當街圍攻軍警？不但活活打死、殘酷虐殺，而且還對軍方發動縱火攻擊。這樣一群暴民，有可能不遭到反擊鎮壓嗎？</text:span><text:span text:style-name="T3"><text:line-break/><text:line-break/></text:span><text:span text:style-name="T1">最為關鍵的是，無數證據足以證實，CIA在事件前至少半年多，便已大量吸收至少數百名中國人為其效命，在現場喊打喊殺，製造暴亂。至於帶頭的那些學生，也幾乎都和CIA保持密切往來，並早在鎮壓前數個月，便由英、美、法等國的情治單位，動員各地至少四、五百人，聯合部署一個叫做黃雀行動 (Operation Yellow Bird) 的脫逃計劃。</text:span><text:span text:style-name="T3"><text:line-break/><text:line-break/></text:span><text:span text:style-name="T1">那些帶頭者，事實上老早就拿到大筆金錢和各種假護照、假證件與機票、船票等，待動亂的時機一到，便由特務全副武裝進行掩護，溜之大吉，逃到國外吃香喝辣。而看熱鬧的群眾們，以及傻傻跟著喊口號的人，則完全被矇在鼓裏，成為犧牲品。</text:span><text:span text:style-name="T3"><text:line-break/><text:line-break/></text:span><text:span text:style-name="T1">帶頭者明知何時會有暴亂及鎮壓，卻在CIA 的縝密策畫下，自己先偷偷集體溜走，刻意讓絕大多數參與者在不知情的情況下成為鎮壓對象，而這正是 CIA 及其收買的學生走狗們所熱烈期待的。</text:span><text:span text:style-name="T3"><text:line-break/><text:line-break/></text:span><text:span text:style-name="T1">帶頭者之一柴玲，就曾公開表明此一盤算，她說她希望群眾能夠流更多血。問題是，她們自己卻先溜之大吉，在海外接受 CIA 豢養，不定期抹黑中國，藉此享盡榮華。王丹更是兩邊拿錢，同時也接受民進黨的鉅額金錢賄賂；好話說盡，壞事做絕，毫無一絲羞恥之心。</text:span><text:span text:style-name="T3"><text:line-break/><text:line-break/></text:span><text:span text:style-name="T1">策動暴亂，導致群眾遭受鎮壓而流血之後，再由西方媒體發動鋪天蓋地的瘋狂宣傳戰，無限誇大渲染事件的嚴重程度，徹底歪曲事件乃是由西方勢力介入煽動與策畫暴亂之真相，捏造大量謊言來妖魔化中國，進而發動長達十數年的全球抵制。</text:span><text:span text:style-name="T3"><text:line-break/><text:line-break/></text:span><text:span text:style-name="T1">另一方面，姑且不說天安門事件乃是由西方情治單位所策動的一場暴亂，光是以它的鎮壓規模與死亡人數來說，如果它稱得上是「大屠殺」，那麼，西方國家特別是美國，在過去幾十年來在全世界各地針對平民百姓老幼婦孺所進行的大屠殺，就算沒有幾千件，至少也有幾百件，而且屠殺規模，包括死亡人數與殘酷程度，絕對都在天安門事件的數十倍數百倍以上，動輒毀滅數十萬條人命。</text:span><text:span text:style-name="T3"><text:line-break/><text:line-break/></text:span><text:span text:style-name="T1">更可怕的是，天安門事件乃是為了平息暴亂恢復社會秩序的一場必要鎮壓，而美國等西方國家在世界各地所犯下的大屠殺罪行，卻幾乎都是出於毫無任何必要性的任意作為，完全就是不把人當人看。</text:span><text:span text:style-name="T3"><text:line-break/><text:line-break/></text:span><text:span text:style-name="T1">【譯者後記2】</text:span><text:span text:style-name="T3"><text:line-break/><text:line-break/></text:span><text:span text:style-name="T1">了解「新美國世紀計畫」(PNAC)這個黑暗恐怖組織非常重要，因為它就是影子政府 (deep state)的一部份，它才是永不下台的美國真正統治階層，由長年鼓吹核戰、信奉軍事侵略政策、外號「黑暗王子」的 Richard Perle 所創立；從911事件到侵略中東各國等等等，全與該組織有關。請參見《你準備好當人肉炸彈了嗎？》：</text:span><text:span text:style-name="T3"><text:line-break/><text:line-break/></text:span><text:a xlink:type="simple" xlink:href="https://bit.ly/304nAS9"><text:span text:style-name="T4">https://bit.ly/304nAS9</text:span></text:a><text:span text:style-name="T3"><text:line-break/><text:line-break/></text:span><text:span text:style-name="T1">【作者簡介】</text:span><text:span text:style-name="T3"><text:line-break/><text:line-break/></text:span><text:span text:style-name="T1">Peter Koenig 是一位經濟學家及地緣政治分析師，「全球化研究中心」(Centre for Research on Globalization) 助理研究員；同時也是水資源及環境問題專家，過去曾為「世界銀行」及「世界衛生組織」 工作超過三十年，足跡遍及全球；曾在歐、美與南美洲等大學講學；著有《The World Order and Revolution!: Essays from the Resistance》(《世界秩序與革命》)。</text:span></text:p>
      <text:p text:style-name="P2"><text:span text:style-name="T1">曾維佳   |  2020.09.25 01:26   |   </text:span><text:a xlink:type="simple" xlink:href="http://palinfo.habago.org/Entry?Command=Information_PrintForum#FORUM39980"><text:span text:style-name="T2">#</text:span></text:a></text:p>
      <text:p text:style-name="P4"><text:span text:style-name="T1">兩岸僵局會在何時以何種方式打破，有很多可能性。無論如何，血腥動亂在台灣可能都是免不了的，因為仇恨已深，怎樣的結果都會有人吞不下去，然後少數的豁出去的抗拒者以及一些煽動者會帶出更多的趁機免責發洩者以及無腦跟風者，還可能配上公權力的放任甚至參與，然後就是社會失序的殺與被殺。在各種可能性之中，動亂時間最短的一種可能是北京方面發起軍事突襲並以最最順利的過程拿下台灣然後恢復治安；算算至少也要五天才能達成全台各都會區初步控制（在當地建立安全區並向外巡邏）。因此，除非有把握到時候能加入足以自衛的有力團體，否則及早計畫至少五天的避難也許是最最基本的；這裡避難的定義，可能必須是「誰也找不到你」。很不想這麼說，但是，對有些家庭而言，當前這種台灣恐怕不適合再待了。</text:span></text:p>
      <text:p text:style-name="P5">陳真   |  2020.09.24 01:03   |   <text:a xlink:type="simple" xlink:href="http://palinfo.habago.org/Entry?Command=Information_PrintForum#FORUM39979"><text:span text:style-name="T5">#</text:span></text:a></text:p>
      <text:p text:style-name="P6"><text:a xlink:type="simple" xlink:href="https://www.wsws.org/en/articles/2020/09/23/assa-s23.html">Assange faces “very high risk of suicide,” medical expert tells court </text:a><text:line-break/><text:line-break/>By Thomas Scripps and Laura Tiernan <text:line-break/><text:line-break/>23 September 2020 <text:line-break/><text:line-break/>Medical evidence was produced in Julian Assange’s extradition hearing yesterday detailing the terrible harm done to the heroic journalist by a decade of state-orchestrated persecution. <text:line-break/><text:line-break/>The day was given over to the examination of Professor Michael Kopelman who testified to Assange’s mental health. Kopelman is a psychiatrist and Emeritus Professor of Neuropsychiatry at Kings College London. He has given expert evidence in multiple extradition cases on behalf of both the defence and the prosecution. In assessing Assange, he conducted seventeen visits in 2019 and additional visits in 2020, constructed a “full family history” and a “full personal psychiatric history,” and carried out “interviews with his family and lifelong friends.” <text:line-break/><text:line-break/>His findings constitute a clear bar to Assange’s extradition to the United States. Under Section 91 of the UK Extradition Act (2003), extradition is prohibited if “the physical or mental condition of the person is such that it would be unjust or oppressive to extradite him.” <text:line-break/><text:line-break/>Under Section 87, extradition is prohibited if it is incompatible with the European Convention on Human Rights (ECHR). Article 3 of the ECHR states, “No one shall be subjected to torture or to inhuman or degrading treatment or punishment.” <text:line-break/><text:line-break/>Medical evidence speaking to these bars has played a critical role in previous US-UK extradition hearings, for example in the case of Lauri Love. The risk of notoriously poor conditions in US prisons exacerbating mental illness is an important factor. <text:line-break/><text:line-break/>Assange’s case meets these criteria. The details in today’s WSWS coverage are being reported consistent with the “sensitivity” called for by defence lawyer Edward Fitzgerald QC, on behalf of his client. Nonetheless they make overwhelmingly clear the “unjust and oppressive” treatment to which Assange has already been subjected. <text:line-break/><text:line-break/>Assange, Kopelman told the court, has experienced periods of serious mental illness in his earlier life. Since being confined to the Ecuadorian Embassy and then Belmarsh maximum security prison, these issues have resurfaced and worsened. Assange has suffered symptoms of severe and recurrent depression. Those symptoms have included “loss of sleep, loss of weight, a sense of pre-occupation and helplessness” and auditory hallucinations which Kopelman summarised as “derogatory and persecutory.” <text:line-break/><text:line-break/>They have also included “suicidal preoccupations.” Kopelman told the court, “There are… an abundance of known risk factors in Mr Assange’s case” and that Assange has “made various plans and undergone various preparations.” He gave his opinion that there was a “very high risk of suicide.” <text:line-break/><text:line-break/>These symptoms and risks, Kopelman explained, are exacerbated by an anxiety disorder and Post Traumatic Stress Disorder (PTSD) and by a diagnosis of Asperger’s syndrome. Kopelman cited a paper by world-leading autism expert Dr Simon Baron-Cohen which found that the lifetime experience of suicidal thoughts in those with Asperger’s “was more than nine times higher than in the general population in England.” <text:line-break/><text:line-break/>Explaining the impact of the US government’s persecution, Kopelman said, “The risk of suicide arises out of the clinical factors of depression and the other diagnoses, but it is the imminence of extradition and/or an actual extradition that will trigger the attempt, in my opinion.” <text:line-break/><text:line-break/>If Assange were to be incarcerated in the US and segregated from other prisoners, Kopelman gave his opinion that the WikiLeaks founder would “deteriorate substantially” and see an “exacerbation” of his “suicidal ideas.” This would “amount to psychological harm and severe psychological suffering.” <text:line-break/><text:line-break/>Kopelman’s evidence confirms the warnings made since November 2019 by Doctors for Assange, representing hundreds of medical professionals from around the world, that Assange is suffering “psychological torture” and “could die in prison.” It underlines in distressing detail UN Special Rapporteur on Torture Nils Melzer’s comment regarding Assange’s treatment that “psychological torture is not torture-lite. Psychological torture aims to wreck and destroy the person’s personality and identity… to make them break.” <text:line-break/><text:line-break/>Assange’s year-and-a-half long incarceration at Belmarsh has been designed to achieve this objective. It has profoundly undermined, in numerous ways, his legal right to prepare his defence against extradition. Kopelman reported yesterday that Assange has repeatedly complained that the medication taken for his mental health has caused him “difficulty in thinking, in memorising [and] in concentration.” <text:line-break/><text:line-break/>During the morning’s cross examination, Kopelman forcefully rebuffed prosecution lawyer James Lewis QC’s challenge to his credentials. He said solicitors had called him several times in recent years saying that Lewis himself was “keen to have your services” in an extradition case. <text:line-break/><text:line-break/>In the afternoon, cross-examination continued, with Lewis challenging the veracity of Kopelman’s diagnosis, and claiming that Assange’s appearance was “wholly inconsistent with someone who is severely or moderately-severely depressed and with psychotic symptoms.” <text:line-break/><text:line-break/>Kopelman replied, “Could we go back a step?” Having seen Assange between May 30 and December [2019], “I thought he was severely depressed, suicidal and was experiencing hallucinations.” <text:line-break/><text:line-break/>“He’s much better now then?” Lewis interjected. <text:line-break/><text:line-break/>Kopelman continued, “I have said that in February and March [2020] he had moderately severe depression.” Moreover, three eminent psychiatrists who had visited Assange since September 2019—Professor Paul Mullin, Dr Quinton Deeley and Professor Seena Fazel—had diagnosed Assange with severe and currently moderate-severe depression. <text:line-break/><text:line-break/>Responding to Lewis’s argument that Assange appeared “fully aware of what was going on in court,” Kopelman said, “Could I say as a professor of neuropsychiatry that I cannot evaluate his mental and cognitive state from what’s in here [i.e., in court].” While Assange had interjected at various points during the hearing, “that doesn’t mean that his cognitive state is normal.” <text:line-break/><text:line-break/>Lewis challenged Kopelman’s opinion that Assange was at high risk from suicide if he were imprisoned in the US, asking, “if the medical care in the United States of America is sufficient, then the risks you have opined about are greatly reduced if not eliminated?” <text:line-break/><text:line-break/>Kopelman cited reports from the US Department of Justice’s Inspector General in 2017, the Commission on Constitutional Rights in 2017, and the Marshall Project in 2018, adding, “There are many people who say that care is very much sub-optimal, there is a lack of staffing, there are misdiagnoses and a lack of treatment facilities.” <text:line-break/><text:line-break/>Lewis’s reply, “So, you’re now an expert on America’s prisons?” captures the tone of the cross-examination. <text:line-break/><text:line-break/>During re-examination by Edward Fitzgerald QC for the defence, Kopelman said his evaluation of suicide risk was based on the impact of extradition and did not rely on the conditions of detention. “The depression, mixing with his anxiety and agitation, predisposes him strongly… If extradition were to be imminent or were to happen, that would be the trigger to a suicide attempt.” <text:line-break/><text:line-break/>Fitzgerald asked whether the conditions of isolation in US detention, predicted by many observers, would exacerbate the risk of suicide, with Kopelman replying, “It certainly would.” <text:line-break/><text:line-break/>Kopelman said, “I have seen him in just relative isolation in Belmarsh—that was when he deteriorated… I think it was Mr Sickler who says that the isolation he would experience in North America would be far worse than anything he has experienced in the Embassy or in Belmarsh.” <text:line-break/><text:line-break/>Kopelman explained that previous extradition cases, such as Lauri Love’s, had heard similar assurances that US prisons were safe. “The last case I spoke in, we were being reassured… about conditions in the MCC [Metropolitan Correctional Centre]. I gave evidence on about July 25 and about August 25, that was when Jeffrey Epstein hanged himself. So, it just showed that those reassurances were not terribly assuring.” <text:line-break/><text:line-break/>Chelsea Manning had attempted suicide in the very detention centre that Assange would be held, Fitzgerald noted, with Kopelman replying, “And that is something that Julian Assange is very aware of. It’s something that concerns him a lot… He said to me, ‘If Chelsea Manning did this just a few days before a potential release on bail, it just shows how awful the conditions must be.’” <text:line-break/><text:line-break/>The hearing continues today.</text:p>
      <text:p text:style-name="P5">蔡亦鸣   |  2020.09.23 13:46   |   <text:a xlink:type="simple" xlink:href="http://palinfo.habago.org/Entry?Command=Information_PrintForum#FORUM39978"><text:span text:style-name="T5">#</text:span></text:a></text:p>
      <text:p text:style-name="P6">真是令人沮丧的消息</text:p>
      <text:p text:style-name="P5">陳真   |  2020.09.23 11:16   |   <text:a xlink:type="simple" xlink:href="http://palinfo.habago.org/Entry?Command=Information_PrintForum#FORUM39977"><text:span text:style-name="T5">#</text:span></text:a></text:p>
      <text:p text:style-name="P7">紀念 Andre Vltchek  <text:line-break/><text:line-break/>陳真 <text:line-break/><text:line-break/>2020. 09. 23. <text:line-break/><text:line-break/>巴勒網介紹過 Andre Vltchek，他和Noam Chomsky 合寫了一本書，叫做《On Western Terrorism - New Edition: From Hiroshima to Drone Warfare》。這是最新再版： <text:line-break/><text:line-break/><text:a xlink:type="simple" xlink:href="https://amzn.to/3617pce"><text:span text:style-name="T6">https://amzn.to/3617pce</text:span></text:a><text:s/><text:line-break/><text:line-break/>這書也有翻譯成簡體中文，書名叫《以自由之名：民主帝國的戰爭、謊言與殺戮，喬姆斯基論美國》，露天拍賣網站買得到： <text:line-break/><text:line-break/><text:a xlink:type="simple" xlink:href="https://bit.ly/2Et5sd6"><text:span text:style-name="T6">https://bit.ly/2Et5sd6</text:span></text:a><text:s/><text:line-break/><text:line-break/>Andre Vltchek  毫無疑問是被暗殺。殺他的人當然就是美國。長期以來，美國在全世界各地到處暗殺反美或左派人士以及對之不利者。特別是在一些由美國所製造動亂的地區，在動亂之際，通常會有一份數千人或數萬人的暗殺名單，交由當地的政治代理人執行暗殺指令，或是由 CIA自己動手。 <text:line-break/><text:line-break/>對於國際政治，世上反美者眾多，但其中深明事理者卻仍稀少，很多數異議者，腦子依舊充滿對於中國的傲慢與偏見，以及充滿一些絲毫不具說服力甚且十分腦殘的概念理解方式，特別是關於民主、自由與人權。但是，Vltchek 和John Pilger 等人卻是個例外。 <text:line-break/><text:line-break/>比方說，在我看來，中國在言論表達及集會結社與媒體等方面，不但不是不自由，而是太自由了。這是有害的。我知道絕大部份人不會認同我的想法，就連巴勒網我都很納悶我能有幾個同志？但還好我仍有一些知音，比方說Andre Vltchek。 <text:line-break/><text:line-break/>他曾經說，中國應該大力管理一下那些假維權真作亂的所謂社運組織，不要任其胡作非為，製造社會動亂。因為這些所謂非政府組織，背後就是美國政府或西方政府，大多被 CIA 所掌控，做為一種顛覆他國的政治工具與洗腦途徑。 <text:line-break/><text:line-break/>另外，再比方說所謂人權，完全就是被西方社會及其走狗們拿來當成一種政治鬥爭工具，任意性地、隨機地、高度選擇性地賦予人權某種刻意偏頗的內涵，藉以抹黑異己。可是，人權怎麼會是這樣呢？簡單說就是欲加之罪，何患無辭。 <text:line-break/><text:line-break/>半個多世紀來，美國發動上百次侵略戰爭或武裝政變，殺害數千萬人，而中國卻根本從來不曾侵略他國一寸土地，不派一兵一卒，不發一顆子彈，甚且大力資助窮國，協助發展民生設施，在全球脫貧問題上做出最大貢獻。但是，與撒旦惡魔無異的美國，卻居然成為捍衛人權的天使，而兼善天下的中國，卻反倒成為傷害人權的惡魔。你不覺得這樣一種所謂 "人權" 很荒謬嗎？ <text:line-break/><text:line-break/>但我依舊相信人權：只要能夠讓絕大多數人有飯吃，有工作，能好好過生活，安居樂業，這就是人權。中國毫無疑問對於人權做出最大的貢獻。 <text:line-break/><text:line-break/>民主也是，往往充滿扭曲與隨機，純粹就是拿來當成一種可任意使用的鬥爭工具。前些日子看到 WSWS 的一篇文章，居然也在講什麼中國應該往西式民主的方向走，什麼還權於民、搞選舉之類。我真不敢相信我的眼睛。 <text:line-break/><text:line-break/>我實在看不出來，在民主這一點上，中國比不上西方哪個國家？絕對遠遠有過之而無不及。中國共產黨之所以能夠獲得人民相當程度的支持，難道不就是因為它的種種施政與作為極大程度上反映了民意，獲得民心，滿足了人民的全面需求。如果這不是民主，那什麼是民主？就如羅素所說，他媽的美國那個叫做帝制，叫做政權世襲，不叫民主，權力始終牢牢掌握著極少數人手裡。 <text:line-break/><text:line-break/>但是，西方卻刻意把所謂民主的概念給極端簡化成選舉，跟選舉畫上等號，並且強迫他國必須接受照辦，好讓外來列強有介入它國政治的無限空間。 <text:line-break/><text:line-break/>在選舉制度下，有錢有勢者，即便是個人渣，只要使出一些卑鄙手段，例如網軍或媒體鋪天蓋地的抹黑造謠栽贓嫁禍對手等等等，照樣能當選。你看蔡英文那個無惡不作的貪婪人渣及其一大票黨國餘孽，炒地皮，搞自肥，貪污舞弊，玩法弄權，簡直無所不貪，連博士學位都能詐騙幾十年 (媒體對此事居然完全不報導)；整個人渣黨，呼風喚雨大權在握者更是個個大貪特貪，少有清廉者；所謂從政，每天就是拼命貪污撈錢，掏空整個台灣，無惡不作，根本無所忌憚，人民還不是照樣被洗腦得傻呼呼，照樣熱烈支持。你說這個叫做民主？ <text:line-break/><text:line-break/>而且，選舉制度如果那麼神聖偉大且必要，那麼，所有大學及公司何不開放給師生或員工來普選？或是開放給全民來選更民主。依我看，什麼雞雞黨或屎袋力量那些腦殘人渣，或是一些頗受年輕人歡迎的帥哥正妹爆奶政二代等等等，很可能都會當選大學校長或各家公司的董事長。至於有一位叫做什麼館長的，人氣之高，每天全是他的新聞，我看選上中研院院長應該不是問題。 <text:line-break/><text:line-break/>我在所謂民主、自由與人權等概念上，清楚看見Andre Vltchek的深刻理性，更看見他對於善惡是非的驚人道德勇氣。他的被殺，令人悲痛。 <text:line-break/><text:line-break/>底下是一些舊文： <text:line-break/><text:line-break/>人性的最後希望(陳真) //《以自由之名 ：民主帝國的戰爭、謊言與殺戮》(Andre Vltchek &amp;; Noam Chomsky)： <text:line-break/><text:line-break/><text:a xlink:type="simple" xlink:href="https://bit.ly/32Vq6M8"><text:span text:style-name="T6">https://bit.ly/32Vq6M8</text:span></text:a><text:s/><text:line-break/><text:line-break/>當今國際政治結構下的大國博弈——對話安德列•弗爾切克先生： <text:line-break/><text:line-break/><text:a xlink:type="simple" xlink:href="https://bit.ly/3iYsd7Q"><text:span text:style-name="T6">https://bit.ly/3iYsd7Q</text:span></text:a><text:s/><text:line-break/><text:line-break/>足堪告慰？(陳真) /我從未見過如此分裂的地方 (趙挪亞；André Vltchek) <text:line-break/><text:line-break/><text:a xlink:type="simple" xlink:href="https://bit.ly/32Usm6I"><text:span text:style-name="T6">https://bit.ly/32Usm6I</text:span></text:a></text:p>
      <text:p text:style-name="P5">葉小慧   |  2020.09.23 09:03   |   <text:a xlink:type="simple" xlink:href="http://palinfo.habago.org/Entry?Command=Information_PrintForum#FORUM39976"><text:span text:style-name="T5">#</text:span></text:a></text:p>
      <text:p text:style-name="P6">悲傷的消息。 <text:line-break/><text:line-break/>轉自 香港商報： <text:line-break/><text:line-break/>【美國記者伏爾切克在土耳其突然死亡 曾來港採訪遭「示威者」嘲笑】 <text:line-break/><text:line-break/>土耳其當局正在調查美國作家和記者伏爾切克(Andre Vltchek)的死亡事件，該作家和記者在一夜之間從土耳其黑海沿海城市桑姆森前往伊斯坦布爾旅行時死亡 。 <text:line-break/><text:line-break/>土耳其國營新聞社報道，57歲的伏爾切克和他的妻子正乘坐一輛租來的司機汽車旅行，並於周二淩晨5:30抵達他們在伊斯坦布爾的酒店前。 <text:line-break/><text:line-break/>據阿納多盧機構報道，他的妻子試圖叫醒他，告訴他已經到了，但不能叫醒他。 該機構說，醫療隊趕到現場宣布他已經死亡。 伊斯坦布爾首席檢察官辦公室立即對死亡進行了調查，同時將他的屍體帶到法醫機構進行檢查。 <text:line-break/><text:line-break/>DHA新聞社說，警方將他的案件記錄為「可疑死亡」。 伏爾切克在自己的網站上稱自己是小說家，哲學家，電影製片人和調查記者，以及「反對西方帝國主義和強加於世界的西方政權的革命，國際主義者和環球旅行者」。 根據他的網站，他報導了數十個戰區和衝突，包括伊拉克，斯里蘭卡，波斯尼亞，盧旺達和敘利亞。 伏爾切克與語言學家和學者喬姆斯基合著了許多著作，包括《論西方恐怖主義：從廣島到無人機戰爭》。 <text:line-break/><text:line-break/>伏爾切克去年曾去了香港，並將他的所見所想寫成了一篇報道，名叫《我從沒見過這麼分化的地方》。 <text:line-break/><text:line-break/>文章開篇寫道：簡直不可思議!西方帝國不斷地試圖毀掉擋住自己路的國家。在這個過程中，它竟沒有遇到任何抵抗! <text:line-break/><text:line-break/>伏爾切克在文中說，他走遍了地球的各個角落，發現所有的血腥衝突都是美國、英國或者法國煽動的。 <text:line-break/><text:line-break/>不過，他要講的不僅是那些令很多人失去生命，毀了一個個村莊、城市、國家的血腥衝突。他更想說的是，在電視屏幕、報紙和互聯網上，這些反人類的罪行不是被刻意遺漏，就是被歪曲報道。以至於，世界各地的讀者和觀眾竟對自己和他人的苦難幾乎一無所知。 <text:line-break/><text:line-break/>他舉例說，在2015年和2019年，他兩次坐下來與香港的「示威者」溝通，但兩次都讓他驚掉下巴。他回憶說，他們啥都不知道，對西方在阿富汗、敘利亞或者利比亞的罪行一無所知。 <text:line-break/><text:line-break/>當他告訴香港「示威者」美國推翻了多少個拉美國家政權時，被他們嘲笑為瘋子：他們竟然不知道所謂的「善良」、「溫柔」、「民主」的西方其實殺害了幾百萬人，吮吸整個拉美大陸人的鮮血。然而，他們的學校不會教他們這些，BBC、CNN這些媒體都不會報道這些。 <text:line-break/><text:line-break/>他說，他很認真地向香港「示威者」展示了自己在阿富汗、敘利亞拍攝的照片，他們肯定知道這些照片都是真實的一手資料。然而，他們卻一臉漠然，好像腦子裏無法處理這些信息。 <text:line-break/><text:line-break/>伏爾切克指出，香港社會的撕裂程度令人匪夷所思。那些認為互聯網有助於改善香港局勢的人嚴重錯判了形勢。正因為缺乏正確的信息，香港社會的團結因素已消失。 <text:line-break/><text:line-break/>伏爾切克說，不僅僅是香港，現在全世界，尤其是中東、拉美等地區都面臨這一情況。然而，一個殘酷的事實是，黎巴嫩的人根本不知道香港發生了什麼，香港人也不清楚黎巴嫩的動亂是因何而起，因為西方宣傳機器的報道已經模式化。 <text:line-break/><text:line-break/>他舉例說，比如在香港，暴徒被包裝成「親民主的『示威者』」。這些殺人、放火、打人的暴徒成了西方宣傳機器眼裏的香餑餑。為什麼?除了因為他們可以惹怒美國的最大對手——中國，此外，也因為他們是西方親手創造和資助的工具。（記者張明編譯） <text:line-break/><text:line-break/>—— <text:line-break/>紀 Andre Vltchek： <text:line-break/><text:line-break/>A letter to the young people of Hong Kong <text:line-break/>Friday, January 03, 2020, 09:14 <text:line-break/><text:line-break/>By Andre Vltchek <text:line-break/><text:line-break/>Now that your city has been in flames for more than six months, your families divided, and no end to the violence is in sight, I have decided to write this short essay, in the form of an open letter, to the young people of Hong Kong. <text:line-break/><text:line-break/>First of all, I want to ask: Why? <text:line-break/><text:line-break/><text:line-break/>Why all this smoke and fire, anger and violence? Were your lives, before the so-called “protests”, or “riots”, really so dismal? <text:line-break/><text:line-break/>You have been living in one of the richest cities on Earth. Even according to Western evaluations, Hong Kong has one of the highest “freedom indexes”, higher than that of most of Western countries. <text:line-break/><text:line-break/>Water that comes from your taps is clean, the internet is extremely fast, and public transportation is cheap and one of the best in the world. You can enjoy an exciting cultural life, as well as great public spaces constructed along your impressive coasts. <text:line-break/><text:line-break/>Naturally, Hong Kong is not a perfect place, as there are no perfect places on this planet. <text:line-break/><text:line-break/>Your housing is some of the most expensive in the world. Job opportunities for college graduates are not really excellent. Some cities on the Chinese mainland are now more exciting places to live, to create, and to dream than “good old” Hong Kong. But still, it is a fascinating, solid city, with its own culture, mindset and complex history. And in many ways, it is a beautiful city; beautiful and unique. <text:line-break/><text:line-break/>So, why? What happened? Why suddenly such anger, and such frustration? <text:line-break/><text:line-break/>Should we talk? Please let’s. <text:line-break/><text:line-break/>When waving the UK flags, nostalgically recalling your British masters and their rule over Hong Kong, do you even think about some of the most monstrous crimes committed in the history of humankind? <text:line-break/><text:line-break/>I have worked in around 160 countries and territories, on all continents. I have written about and filmed many wars and conflicts. I have been covering revolutions and rebellions, but also terrible riots ignited by Western countries. You probably have heard about the so-called “color revolutions”, or the “Arab Spring”. <text:line-break/><text:line-break/>I have witnessed, first hand, the fate of countries that have been occupied and then thoroughly destroyed by the United States and North Atlantic Treaty Organization: Afghanistan and Syria, Iraq and Colombia, to name just a few. I have seen millions of ruined lives in nations where the West overthrew left-wing governments, and then injected fascism: places like Indonesia (1965), and Chile (1973). Now there is nothing left of Indonesia; its nature is thoroughly ruined and the great majority lives in misery. In Chile, people have stood up, and are proudly fighting and dying for socialism which was stolen from them by Western governments and corporations. <text:line-break/><text:line-break/>I have lived and worked all over the African continent, the most devastated part of the world, colonized and terrorized first by Europe, and later by the US, for many centuries. <text:line-break/><text:line-break/>In Hong Kong, I see you waving flags of the US. You want that country to “save you from China” — from your own nation, in essence. I have read a translation of your school curriculum. It smears China, and it glorifies the West. Were you told, ever, that in the name of that flag, consisting of the stars and stripes, tens of millions of people, worldwide, were murdered, democracies raped, and freedom of expression horrendously oppressed? Or are you reading only what is brought to you by Reuters and other Western press agencies? <text:line-break/><text:line-break/>When waving the UK flags, nostalgically recalling your British masters and their rule over Hong Kong, do you even think about some of the most monstrous crimes committed in the history of humankind? On all continents of the world, the British Empire murdered, humiliated, violated and plundered hundreds of millions of people. Human beings were reduced to slaves. Their lives, identities were reduced to nothing. <text:line-break/><text:line-break/>Were you told this? Do you realize it? When you wave these flags, when your leaders are taking bribes from the US and the EU establishment, do you ever think what kind of money you are touching? Do you ever consider that this money is soaked in blood? <text:line-break/><text:line-break/>I saw several of you demanding “independence from China”. I even witnessed some of you calling China a “terrorist” state. <text:line-break/><text:line-break/>Have you ever, seriously, compared the Chinese political system to that so-called “democracy” of the West? <text:line-break/><text:line-break/>Let me give you a simple quiz: In the last decades, how many countries have been attacked by China, and how many by the West? Just do a simple calculation, please. It is so simple; so clear. How many countries have been bombed to the ground, and thoroughly ruined by China, and how many by the West? <text:line-break/><text:line-break/>And democracy? In China, the government listens to its people. In reality, democracy means nothing more than the direct translation from Greek — rule of the people. In the People’s Republic of China, the government is working to improve the lives of its citizens, while building a global infrastructure for all (the Belt and Road Initiative). Now, look at the West: Most of the citizens in North America and Europe hate their system, but cannot get rid of it. Some of you regularly travel to the West: Don’t you hear what the people are saying there? <text:line-break/><text:line-break/>In the last two decades, China has lifted up hundreds of millions out of poverty. In the West, the governments have buried billions of people in misery in all their colonies. Despite of the terrible plunder of the world, tens of millions are destitute at home, in both North America and Europe. <text:line-break/><text:line-break/>Despite of the not-too-high GDP per capita, China has almost no misery, while tens of millions of the US citizens are living in poverty. There are many more prisoners (per capita) in the US prisons, than in the Chinese ones. <text:line-break/><text:line-break/>Many US prisons are now privatized: It is a big business. The more that are held behind bars, the bigger the profit! <text:line-break/><text:line-break/>Is this a system in which you’d want to live? Is it, really? <text:line-break/><text:line-break/>I know the West very well. And I know China. These days, in Hong Kong, some of you are waving Western flags, while insulting Beijing. <text:line-break/><text:line-break/>The West has the most powerful propaganda on Earth. It has the ability to twist everything, to call black white, and vice versa.<text:line-break/><text:line-break/>But frankly, it is Beijing that has the ability and desire to help solve the problems of Hong Kong. <text:line-break/><text:line-break/>Do you really think that Washington, London or Berlin are genuinely interested in helping your city? I am convinced that they only want to break China, and to continue ruling over the world. <text:line-break/><text:line-break/>To conclude this letter, let me say what has to be said. After speaking to people that are now angrily waving black banners, as well as US and UK flags, I realized that they know very little about the state of the world. And, they do not want to listen to different points of view. When confronted intellectually, they become violent. <text:line-break/><text:line-break/>That is not a democratic approach; not at all. <text:line-break/><text:line-break/>I suggest we talk. Publicly. Let us debate the very definitions of democracy. Let us discuss who has done more harm to the world: China or the West? I am ready, anytime. <text:line-break/><text:line-break/>If the leaders of Hong Kong riots, or “protests”, are confident that they are correct, let us face each other, in front of microphones and cameras. <text:line-break/><text:line-break/>I love your city. I love Hong Kong. I love China. And I strongly believe that China and Hong Kong are one beautiful, inseparable entity. <text:line-break/><text:line-break/>I am ready to give my best proving that point. <text:line-break/><text:line-break/>Andre Vltchek is a philosopher, novelist, filmmaker and investigative journalist. He has covered wars and conflicts in dozens of countries. He is the author of 20 books including“China’s Belt and Road Initiative”, and “China and Ecological Civilization". <text:line-break/><text:line-break/><text:a xlink:type="simple" xlink:href="https://www.chinadailyhk.com/articles/58/161/122/1578014479529.html"><text:span text:style-name="T6">https://www.chinadailyhk.com/articles/58/161/122/1578014479529.html</text:span></text:a><text:s/><text:line-break/><text:line-break/>—— </text:p>
      <text:p text:style-name="P8"><text:span text:style-name="T7">陳真</text:span><text:span text:style-name="T1"><text:s/>  |  2020.09.22 15:53   |   </text:span><text:a xlink:type="simple" xlink:href="http://palinfo.habago.org/Entry?Command=Information_PrintForum#FORUM39975"><text:span text:style-name="T2">#</text:span></text:a></text:p>
      <text:p text:style-name="P9"><text:span text:style-name="T1">參加巴勒網站樁的朋友，大多應該見過曾醫師，他也來參加過好幾次。上個月</text:span><text:span text:style-name="T8"><text:s/>(8</text:span><text:span text:style-name="T1">月</text:span><text:span text:style-name="T8">) 13</text:span><text:span text:style-name="T1">日，曾醫師過世。本周日</text:span><text:span text:style-name="T8">(9 </text:span><text:span text:style-name="T1">月</text:span><text:span text:style-name="T8">27</text:span><text:span text:style-name="T1">日</text:span><text:span text:style-name="T8">)</text:span><text:span text:style-name="T1">下午一點半在台大集思會議中心有個追思會。除了現場參與，亦有直播及線上會議。相關資訊如下。</text:span><text:span text:style-name="T8"><text:line-break/><text:line-break/></text:span><text:span text:style-name="T1">另外，底下有一篇良哲寫的有關曾醫師的文章</text:span><text:span text:style-name="T8">--</text:span><text:span text:style-name="T1">《麥子不死》。趙剛老師和陳美霞老師也分別寫了紀念文，請看：</text:span><text:span text:style-name="T8"><text:line-break/><text:line-break/></text:span><text:span text:style-name="T1">陳美霞：《為社會改造的進步事業爭奪話語權的左翼戰士</text:span><text:span text:style-name="T8">—</text:span><text:span text:style-name="T1">曾健民醫師》</text:span><text:span text:style-name="T8"><text:line-break/></text:span><text:a xlink:type="simple" xlink:href="https://bit.ly/35WXrIQ"><text:span text:style-name="T4">https://bit.ly/35WXrIQ</text:span></text:a><text:span text:style-name="T8"><text:line-break/><text:line-break/></text:span><text:span text:style-name="T1">趙剛：《追</text:span><text:span text:style-name="T9">忆曾医师》</text:span><text:span text:style-name="T8"><text:line-break/></text:span><text:a xlink:type="simple" xlink:href="https://bit.ly/32NYloQ"><text:span text:style-name="T4">https://bit.ly/32NYloQ</text:span></text:a><text:span text:style-name="T8"><text:line-break/><text:line-break/></text:span><text:span text:style-name="T1">在這樣一個瀰漫輕薄之風的島上，紀念這樣一個言行厚重的前輩，我有一種言語用盡的感覺。我知道，到頭來，是一個人的生命產生重量，而非僅僅他的話語如何。</text:span><text:span text:style-name="T8"><text:line-break/><text:line-break/></text:span><text:span text:style-name="T1">陳真</text:span><text:span text:style-name="T8">2020. 09. 22.<text:line-break/><text:line-break/>========================<text:line-break/></text:span><text:a xlink:type="simple" xlink:href="https://bit.ly/3iRuWjj"><text:span text:style-name="T4">https://bit.ly/3iRuWjj</text:span></text:a><text:span text:style-name="T8"><text:line-break/><text:line-break/></text:span><text:span text:style-name="T1">【為了前進的回顧：曾健民醫師追思紀念會】</text:span><text:span text:style-name="T8"><text:line-break/><text:line-break/></text:span><text:span text:style-name="T10">❝</text:span><text:span text:style-name="T1">有正確的歷史認識，才不至於看不清楚而走跛躓的路。</text:span><text:span text:style-name="T10">❞</text:span><text:span text:style-name="T8"><text:line-break/><text:line-break/></text:span><text:span text:style-name="T1">時間：</text:span><text:span text:style-name="T8">9</text:span><text:span text:style-name="T1">月</text:span><text:span text:style-name="T8">27</text:span><text:span text:style-name="T1">日（星期日）下午</text:span><text:span text:style-name="T8">1</text:span><text:span text:style-name="T1">時入場、</text:span><text:span text:style-name="T8">1</text:span><text:span text:style-name="T1">時</text:span><text:span text:style-name="T8">30</text:span><text:span text:style-name="T1">分開始</text:span><text:span text:style-name="T8"><text:line-break/></text:span><text:span text:style-name="T1">地點：台大集思會議中心蘇格拉底廳（台北市羅斯福路四段</text:span><text:span text:style-name="T8">85</text:span><text:span text:style-name="T1">號</text:span><text:span text:style-name="T8">B1</text:span><text:span text:style-name="T1">）</text:span><text:span text:style-name="T8"><text:line-break/><text:line-break/></text:span><text:span text:style-name="T1">主辦：台灣社會科學研究會、人間出版社</text:span><text:span text:style-name="T8"><text:line-break/><text:line-break/></text:span><text:span text:style-name="T1">直播通知</text:span><text:span text:style-name="T8"><text:line-break/><text:line-break/></text:span><text:span text:style-name="T1">【人間出版社】臉書專頁當天將同步直播</text:span><text:span text:style-name="T8"><text:line-break/><text:line-break/></text:span><text:a xlink:type="simple" xlink:href="https://reurl.cc/e8Dk6L"><text:span text:style-name="T4">https://reurl.cc/e8Dk6L</text:span></text:a><text:span text:style-name="T8"><text:line-break/><text:line-break/></text:span><text:span text:style-name="T1">大陸朋友當天可加入</text:span><text:span text:style-name="T8"><text:s/>Zoom </text:span><text:span text:style-name="T1">會議，共同參與</text:span><text:span text:style-name="T8"><text:line-break/><text:line-break/></text:span><text:span text:style-name="T1">時間：</text:span><text:span text:style-name="T8">2020</text:span><text:span text:style-name="T1">年</text:span><text:span text:style-name="T8">9</text:span><text:span text:style-name="T1">月</text:span><text:span text:style-name="T8">27</text:span><text:span text:style-name="T1">日</text:span><text:span text:style-name="T8"><text:s/></text:span><text:span text:style-name="T1">下午</text:span><text:span text:style-name="T8">01:00<text:line-break/><text:line-break/></text:span><text:a xlink:type="simple" xlink:href="https://us02web.zoom.us/j/2714261625"><text:span text:style-name="T4">https://us02web.zoom.us/j/2714261625</text:span></text:a><text:span text:style-name="T8"><text:line-break/><text:line-break/></text:span><text:span text:style-name="T1">會議</text:span><text:span text:style-name="T8"><text:s/>ID</text:span><text:span text:style-name="T1">：</text:span><text:span text:style-name="T8">271 426 1625<text:line-break/><text:line-break/>========================<text:line-break/></text:span><text:span text:style-name="T1">麥子不死</text:span><text:span text:style-name="T8"><text:line-break/><text:line-break/></text:span><text:span text:style-name="T1">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8"><text:line-break/><text:line-break/>2012</text:span><text:span text:style-name="T1">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8"><text:line-break/><text:line-break/>2013</text:span><text:span text:style-name="T1">年春天和師友拜訪曾醫師，以回應曾醫師在李文吉大哥告別式上對我們兩人的熱情邀約。談話中意外促成一個小小的讀書會，曾醫師意志高昂地要陪著我們唸書。本意是從</text:span><text:span text:style-name="T8">70</text:span><text:span text:style-name="T1">年代重新認識台灣社會，《清理與批判》與鄉土文學論戰是最開始的起點，但隨即便轉為政治經濟學的《台灣戰後經濟分析》與《台灣之經濟</text:span><text:span text:style-name="T8">——</text:span><text:span text:style-name="T1">典型</text:span><text:span text:style-name="T8">NIES</text:span><text:span text:style-name="T1">之成就與問題》，最終在</text:span><text:span text:style-name="T8">2015</text:span><text:span text:style-name="T1">年秋天結束於《新自由主義簡史》。</text:span><text:span text:style-name="T8"><text:line-break/><text:line-break/></text:span><text:span text:style-name="T1">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8"><text:line-break/><text:line-break/></text:span><text:span text:style-name="T1">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text:span><text:span text:style-name="T8">AIT</text:span><text:span text:style-name="T1">前反對美國霸權。</text:span><text:span text:style-name="T8"><text:line-break/><text:line-break/></text:span><text:span text:style-name="T1">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text:span><text:span text:style-name="T8">……</text:span><text:span text:style-name="T1">」，「</text:span><text:span text:style-name="T8">……</text:span><text:span text:style-name="T1">是這樣子的」。在交談之間，曾醫師時常用著這樣的開頭與結尾回應。他和人道別時的一聲「再見！」，總是保持著積極的肯定的上揚聲調。此後再也接不到他的電話，再也聽不到那樣的語調。</text:span><text:span text:style-name="T8"><text:line-break/><text:line-break/></text:span><text:span text:style-name="T1">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8"><text:line-break/>   <text:line-break/></text:span><text:span text:style-name="T1">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8"><text:line-break/><text:line-break/></text:span><text:span text:style-name="T1">可惜</text:span><text:span text:style-name="T8">………………………………….<text:line-break/><text:line-break/></text:span><text:span text:style-name="T1">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8"><text:line-break/><text:line-break/></text:span><text:span text:style-name="T1">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text:span><text:span text:style-name="T8">[……]</text:span><text:span text:style-name="T1">為了再造一個新的、優美的、崇高的精神文明，和睦團結，熱情地生活」。</text:span><text:span text:style-name="T8"><text:line-break/><text:line-break/></text:span><text:span text:style-name="T1">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8"><text:line-break/> <text:line-break/>2020</text:span><text:span text:style-name="T1">年</text:span><text:span text:style-name="T8">9</text:span><text:span text:style-name="T1">月</text:span><text:span text:style-name="T8">18</text:span><text:span text:style-name="T1">日</text:span><text:span text:style-name="T8"><text:s/></text:span><text:span text:style-name="T1">於板橋</text:span></text:p>
      <text:p text:style-name="P8"><text:span text:style-name="T7">陳真</text:span><text:span text:style-name="T1"><text:s/>  |  2020.09.21 01:18   |   </text:span><text:a xlink:type="simple" xlink:href="http://palinfo.habago.org/Entry?Command=Information_PrintForum#FORUM39974"><text:span text:style-name="T2">#</text:span></text:a></text:p>
      <text:p text:style-name="P10"><text:span text:style-name="T1">武統必勝，問題是然後呢？</text:span><text:span text:style-name="T8"><text:line-break/><text:line-break/></text:span><text:span text:style-name="T1">陳真</text:span><text:span text:style-name="T8"><text:line-break/><text:line-break/>2020. 09. 21.<text:line-break/><text:line-break/><text:line-break/></text:span><text:span text:style-name="T1">同學，你想得太美了。切香腸的人當然就是操盤者，決定大盤的走勢，至於被切的人只能無奈地不斷更改既定步伐，左支右絀，被動因應。</text:span><text:span text:style-name="T8"><text:line-break/><text:line-break/></text:span><text:span text:style-name="T1">如果不是美國攪事，台灣問題根本不是問題，更不是一個急迫需要處理的問題。但如今大陸卻被逼得只好被迫因應。</text:span><text:span text:style-name="T8"><text:line-break/><text:line-break/></text:span><text:span text:style-name="T1">對於大陸來說，處理台灣問題的時程，排得越晚越好，越容易解決。因為，惟有當你實力足夠強大時，處理過程就越少副作用。反之，則有可能構成一種重大傷害。</text:span><text:span text:style-name="T8"><text:line-break/><text:line-break/></text:span><text:span text:style-name="T1">美國當然不可能笨到等你實力夠強時才打壓你，他一定會在你尚未茁壯之際就想辦法把你打垮，而台灣就是美國的一枚人肉炸彈。這個炸彈，不可能一直擱著，擱到發霉生鏽而失去效用。</text:span><text:span text:style-name="T8"><text:line-break/><text:line-break/></text:span><text:span text:style-name="T1">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8"><text:line-break/><text:line-break/></text:span><text:span text:style-name="T1">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8"><text:line-break/><text:line-break/></text:span><text:span text:style-name="T1">我並不是說大陸不會在短期內</text:span><text:span text:style-name="T8"><text:s/>(</text:span><text:span text:style-name="T1">例如一兩年內或更短</text:span><text:span text:style-name="T8">) </text:span><text:span text:style-name="T1">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8"><text:line-break/><text:line-break/></text:span><text:span text:style-name="T1">因此，任何考量與作法都不應該以敵人的善意為前提，反倒是應該認清一點就是：敵人一定會用盡手段，把他對你的傷害給最大化。</text:span><text:span text:style-name="T8"><text:line-break/><text:line-break/></text:span><text:span text:style-name="T1">還有一點常見的誤解就是表面上的所謂勝負。我相信大陸武統台灣一定會成功，我從不懷疑這一點。問題是然後呢？</text:span><text:span text:style-name="T8"><text:line-break/><text:line-break/></text:span><text:span text:style-name="T1">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8"><text:line-break/><text:line-break/></text:span><text:span text:style-name="T1">成功武統台灣不是問題，問題是大陸所付出的代價將會造成何種影響。台灣做為美國的人肉炸彈，不一定得把大陸毀滅才叫做美國</text:span><text:span text:style-name="T8"><text:s/>"</text:span><text:span text:style-name="T1">勝利</text:span><text:span text:style-name="T8">"</text:span><text:span text:style-name="T1">。</text:span><text:span text:style-name="T8">  </text:span><text:span text:style-name="T1">站在美國人的立場，它並不需要把中國大陸消滅才算</text:span><text:span text:style-name="T8"><text:s/>"</text:span><text:span text:style-name="T1">贏</text:span><text:span text:style-name="T8">"</text:span><text:span text:style-name="T1">，它只要讓你整個發展倒退或延遲若干年，打回某個關鍵點，就足以讓你繼續臣服在西方帝國鐵蹄下數十年而難以翻身。</text:span><text:span text:style-name="T8"><text:line-break/><text:line-break/></text:span><text:span text:style-name="T1">對美國人來講，這就是勝利。也就是說，祖國收復台灣的代價，如果是往後數十年將難以翻身挑戰美國，那麼，美國就可以繼續高枕無憂，繼續稱霸天下為所欲為。</text:span><text:span text:style-name="T8"><text:line-break/><text:line-break/></text:span><text:span text:style-name="T1">我想說的是，把</text:span><text:span text:style-name="T8"><text:s/>"</text:span><text:span text:style-name="T1">勝負</text:span><text:span text:style-name="T8">" </text:span><text:span text:style-name="T1">定義為能否武統成功，其實毫無意義。因為沒有一個腦子正常的人會懷疑武統不成功，重點是，這個所謂</text:span><text:span text:style-name="T8"><text:s/>"</text:span><text:span text:style-name="T1">成功</text:span><text:span text:style-name="T8">" </text:span><text:span text:style-name="T1">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8"><text:line-break/><text:line-break/></text:span><text:span text:style-name="T1">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8"><text:line-break/><text:line-break/></text:span><text:span text:style-name="T1">比起台灣，更有能力擔任</text:span><text:span text:style-name="T8"><text:s/>"</text:span><text:span text:style-name="T1">人肉炸彈</text:span><text:span text:style-name="T8">" </text:span><text:span text:style-name="T1">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8"><text:line-break/><text:line-break/></text:span><text:span text:style-name="T1">關於印度和莫迪，請見我去年六月寫的一篇文章，建議一讀：</text:span><text:span text:style-name="T8"><text:line-break/><text:line-break/></text:span><text:a xlink:type="simple" xlink:href="https://bit.ly/3cfHiza"><text:span text:style-name="T4">https://bit.ly/3cfHiza</text:span></text:a><text:span text:style-name="T8"><text:line-break/><text:line-break/></text:span><text:span text:style-name="T1">印度這個所謂</text:span><text:span text:style-name="T8"><text:s/>"</text:span><text:span text:style-name="T1">民主國家</text:span><text:span text:style-name="T8">"</text:span><text:span text:style-name="T1">，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8"><text:span text:style-name="T7">歌川</text:span><text:span text:style-name="T1"><text:s/>  |  2020.09.19 07:18   |   </text:span><text:a xlink:type="simple" xlink:href="http://palinfo.habago.org/Entry?Command=Information_PrintForum#FORUM39973"><text:span text:style-name="T2">#</text:span></text:a></text:p>
      <text:p text:style-name="P9"><text:span text:style-name="T1">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8"><text:line-break/></text:span><text:span text:style-name="T1">比如</text:span><text:span text:style-name="T8"><text:line-break/></text:span><text:span text:style-name="T1">美國運輸機過台灣領空，隔日大陸軍機過海峽中線。</text:span><text:span text:style-name="T8"><text:line-break/></text:span><text:span text:style-name="T1">美國衛生部長來台，大陸在海峽兩端軍演。</text:span><text:span text:style-name="T8"><text:line-break/></text:span><text:span text:style-name="T1">美國軍機飛過東沙島，就在東沙島與台灣之間的海域，舉辦聯合海空軍演。</text:span><text:span text:style-name="T8"><text:line-break/></text:span><text:span text:style-name="T1">美次卿來台，大陸东部战区在台海</text:span><text:span text:style-name="T9">进行战备警巡和海空联合演练，解放军</text:span><text:span text:style-name="T8">18</text:span><text:span text:style-name="T1">架战机挂弹</text:span><text:span text:style-name="T9">进台湾空域。</text:span><text:span text:style-name="T8"><text:line-break/><text:line-break/><text:line-break/><text:line-break/></text:span><text:span text:style-name="T1">演習消息</text:span><text:span text:style-name="T8">(</text:span><text:span text:style-name="T1">或者稱實戰化演練</text:span><text:span text:style-name="T8">)</text:span><text:span text:style-name="T1">，大致會這樣強調</text:span><text:span text:style-name="T8"><text:s/>:<text:line-break/>===<text:line-break/></text:span><text:span text:style-name="T1">个别大国在涉台</text:span><text:span text:style-name="T9">问题上消极动向不断，向</text:span><text:span text:style-name="T8">“</text:span><text:span text:style-name="T1">台独</text:span><text:span text:style-name="T8">”</text:span><text:span text:style-name="T1">势力发出</text:span><text:span text:style-name="T9">严重错误信号，严重威胁台海地区和平与稳定。台湾是中国领土神圣不可分割的一部</text:span><text:span text:style-name="T8"><text:s/></text:span><text:span text:style-name="T1">分，战区部</text:span><text:span text:style-name="T9">队组织的巡逻和训练活动，是针对当前台海安全形势和维护国家主权需要采取的必要行动。战区部队将时刻保持高度戒备，采取一切必要措施，坚决回击一切制造</text:span><text:span text:style-name="T8">“</text:span><text:span text:style-name="T1">台独</text:span><text:span text:style-name="T8">”</text:span><text:span text:style-name="T1">、分裂国家的挑衅行</text:span><text:span text:style-name="T9">为，坚决捍卫国家主权和领土完整。</text:span><text:span text:style-name="T8"><text:line-break/>===<text:line-break/><text:line-break/></text:span><text:span text:style-name="T1">大陸反制之道很直接</text:span><text:span text:style-name="T8"><text:line-break/></text:span><text:span text:style-name="T1">在台灣防空識別範圍內，美國軍機區飛到那裡，對岸軍機就來那裡。</text:span><text:span text:style-name="T8"><text:line-break/></text:span><text:span text:style-name="T1">所以</text:span><text:span text:style-name="T8"><text:line-break/></text:span><text:span text:style-name="T1">胡錫進：美國高官來一次</text:span><text:span text:style-name="T8"><text:s/></text:span><text:span text:style-name="T1">戰機就逼近台灣一步</text:span><text:span text:style-name="T8"><text:line-break/></text:span><text:a xlink:type="simple" xlink:href="https://newtalk.tw/news/view/2020-09-18/467357"><text:span text:style-name="T4">https://newtalk.tw/news/view/2020-09-18/467357</text:span></text:a><text:span text:style-name="T8"><text:line-break/><text:line-break/></text:span><text:span text:style-name="T1">大陸網友用很形象的比喻形容</text:span><text:span text:style-name="T8"><text:line-break/>===<text:line-break/></text:span><text:span text:style-name="T1">美国和台湾以</text:span><text:span text:style-name="T9">为用</text:span><text:span text:style-name="T8">“</text:span><text:span text:style-name="T1">切香</text:span><text:span text:style-name="T9">肠</text:span><text:span text:style-name="T8">”</text:span><text:span text:style-name="T1">的方式</text:span><text:span text:style-name="T9">让某些幻想成为事实。</text:span><text:span text:style-name="T8"><text:line-break/></text:span><text:span text:style-name="T1">但实际上，借力打力我</text:span><text:span text:style-name="T9">们可是老祖宗。</text:span><text:span text:style-name="T8"><text:line-break/></text:span><text:span text:style-name="T1">美国</text:span><text:span text:style-name="T8">or</text:span><text:span text:style-name="T1">台湾切一片（</text:span><text:span text:style-name="T9">试探一下），我们顺势切一片（回应一下），大陆始终粘着不放，你会发现这个切香肠的过程已经不可逆不可停了。</text:span><text:span text:style-name="T8"><text:line-break/></text:span><text:span text:style-name="T1">而美国</text:span><text:span text:style-name="T9">绝对不可能也没有条件一直赖在台湾。</text:span><text:span text:style-name="T8"><text:line-break/></text:span><text:span text:style-name="T1">所以，我把</text:span><text:span text:style-name="T9">话撂这，切最后一下的一定是大陆。</text:span><text:span text:style-name="T8"><text:line-break/></text:span><text:span text:style-name="T1">意思就是你</text:span><text:span text:style-name="T9">来一刀我去一刀，最后莫名其妙发现大陆武统了，而且是雷声大雨点小的武统成功了。</text:span><text:span text:style-name="T8"><text:line-break/>===<text:line-break/><text:line-break/></text:span><text:span text:style-name="T1">金教授在</text:span><text:span text:style-name="T8">2020</text:span><text:span text:style-name="T1">年</text:span><text:span text:style-name="T8">9</text:span><text:span text:style-name="T1">月</text:span><text:span text:style-name="T8">17</text:span><text:span text:style-name="T1">日的「政委點金」，表情很嚴肅，他擔心這樣一刀一刀切下去，最後切到骨頭，大陸必然要反應。</text:span><text:span text:style-name="T8"><text:line-break/></text:span><text:span text:style-name="T1">金燦榮：台灣離獨立還有多遠？美副國務卿都打上門了</text:span><text:span text:style-name="T8"><text:line-break/></text:span><text:a xlink:type="simple" xlink:href="https://youtu.be/xU9LvPm8pNw"><text:span text:style-name="T4">https://youtu.be/xU9LvPm8pNw</text:span></text:a><text:span text:style-name="T8"><text:line-break/><text:line-break/></text:span><text:span text:style-name="T1">搧風點火拉仇恨的</text:span><text:span text:style-name="T8">1450</text:span><text:span text:style-name="T1">，沒有良心禍國殃民的人渣，難道你們不怕嗎</text:span><text:span text:style-name="T8"><text:s/>? </text:span><text:span text:style-name="T1">還是收斂點吧。</text:span><text:span text:style-name="T8"><text:line-break/><text:line-break/></text:span><text:span text:style-name="T1">整理大陸</text:span><text:span text:style-name="T8">8</text:span><text:span text:style-name="T1">月</text:span><text:span text:style-name="T8">13</text:span><text:span text:style-name="T1">日至</text:span><text:span text:style-name="T8">9</text:span><text:span text:style-name="T1">月</text:span><text:span text:style-name="T8">18</text:span><text:span text:style-name="T1">日的軍演消息。</text:span><text:span text:style-name="T8"><text:line-break/><text:line-break/>2020</text:span><text:span text:style-name="T1">年</text:span><text:span text:style-name="T8"><text:line-break/><text:line-break/>09-18<text:line-break/></text:span><text:span text:style-name="T1">解放</text:span><text:span text:style-name="T9">军</text:span><text:span text:style-name="T8">18</text:span><text:span text:style-name="T1">架战机挂弹</text:span><text:span text:style-name="T9">进台湾空域，台军战机紧急升空</text:span><text:span text:style-name="T8"><text:line-break/><text:line-break/>09-18<text:line-break/></text:span><text:span text:style-name="T1">东部战区在台海</text:span><text:span text:style-name="T9">进行战备警巡和海空联合演练</text:span><text:span text:style-name="T8"><text:line-break/><text:line-break/>09-17<text:line-break/></text:span><text:span text:style-name="T1">西藏</text:span><text:span text:style-name="T9">军区某防空旅精准摧毁无人机</text:span><text:span text:style-name="T8">“</text:span><text:span text:style-name="T1">蜂群</text:span><text:span text:style-name="T8">”<text:line-break/><text:line-break/>09-17<text:line-break/></text:span><text:span text:style-name="T1">浙江海事局：</text:span><text:span text:style-name="T8">9</text:span><text:span text:style-name="T1">月</text:span><text:span text:style-name="T8">17</text:span><text:span text:style-name="T1">日在东海</text:span><text:span text:style-name="T9">进行军事演习，禁止驶入</text:span><text:span text:style-name="T8"><text:line-break/><text:line-break/>09-14<text:line-break/></text:span><text:span text:style-name="T1">某新型战机：</text:span><text:span text:style-name="T9">击落</text:span><text:span text:style-name="T8">“</text:span><text:span text:style-name="T9">敌</text:span><text:span text:style-name="T8">”17</text:span><text:span text:style-name="T1">架自身</text:span><text:span text:style-name="T8">0</text:span><text:span text:style-name="T9">损失</text:span><text:span text:style-name="T8"><text:line-break/>(</text:span><text:span text:style-name="T1">我</text:span><text:span text:style-name="T9">军首个换装歼</text:span><text:span text:style-name="T8">-20</text:span><text:span text:style-name="T1">的部</text:span><text:span text:style-name="T9">队</text:span><text:span text:style-name="T8">“</text:span><text:span text:style-name="T1">王海大</text:span><text:span text:style-name="T9">队</text:span><text:span text:style-name="T8">”</text:span><text:span text:style-name="T1">。文章提到，</text:span><text:span text:style-name="T8">“</text:span><text:span text:style-name="T1">王海大</text:span><text:span text:style-name="T9">队</text:span><text:span text:style-name="T8">”</text:span><text:span text:style-name="T1">年</text:span><text:span text:style-name="T9">轻飞行员陈鑫浩，驾驶新改装的</text:span><text:span text:style-name="T8">“</text:span><text:span text:style-name="T1">新型战机</text:span><text:span text:style-name="T8">”</text:span><text:span text:style-name="T1">，以</text:span><text:span text:style-name="T8">“</text:span><text:span text:style-name="T1">零</text:span><text:span text:style-name="T9">损伤</text:span><text:span text:style-name="T8">”</text:span><text:span text:style-name="T1">的代价一</text:span><text:span text:style-name="T9">举</text:span><text:span text:style-name="T8">“</text:span><text:span text:style-name="T9">击落敌机</text:span><text:span text:style-name="T8">”17</text:span><text:span text:style-name="T1">架。</text:span><text:span text:style-name="T8">)<text:line-break/><text:line-break/>09-14<text:line-break/></text:span><text:span text:style-name="T1">夜战！火箭</text:span><text:span text:style-name="T9">军某部子夜出击</text:span><text:span text:style-name="T8"><text:line-break/><text:line-break/>09-12<text:line-break/>9</text:span><text:span text:style-name="T1">月</text:span><text:span text:style-name="T8">13</text:span><text:span text:style-name="T1">日至</text:span><text:span text:style-name="T8">20</text:span><text:span text:style-name="T1">日，黄海南部</text:span><text:span text:style-name="T9">进行军事演习</text:span><text:span text:style-name="T8"><text:line-break/><text:line-break/>09-11<text:line-break/></text:span><text:span text:style-name="T1">浙江海事局：</text:span><text:span text:style-name="T8">12</text:span><text:span text:style-name="T1">日象山沿海</text:span><text:span text:style-name="T9">军事演习</text:span><text:span text:style-name="T8"><text:line-break/><text:line-break/>09-10<text:line-break/></text:span><text:span text:style-name="T1">解放</text:span><text:span text:style-name="T9">军</text:span><text:span text:style-name="T8">9</text:span><text:span text:style-name="T1">日、</text:span><text:span text:style-name="T8">10</text:span><text:span text:style-name="T1">日</text:span><text:span text:style-name="T9">连续两日派出多架次苏</text:span><text:span text:style-name="T8">-30</text:span><text:span text:style-name="T1">、</text:span><text:span text:style-name="T9">歼</text:span><text:span text:style-name="T8">-10</text:span><text:span text:style-name="T1">战机</text:span><text:span text:style-name="T9">进入台西南空域</text:span><text:span text:style-name="T8"><text:line-break/><text:line-break/>09-10<text:line-break/></text:span><text:span text:style-name="T1">蜂群</text:span><text:span text:style-name="T8">”</text:span><text:span text:style-name="T1">空投！西藏</text:span><text:span text:style-name="T9">军区演练无人机为前线送餐</text:span><text:span text:style-name="T8"><text:line-break/><text:line-break/>09-09<text:line-break/></text:span><text:span text:style-name="T1">西藏</text:span><text:span text:style-name="T9">军区总医院停机坪投入使用，实现医院到边防哨所无缝对接</text:span><text:span text:style-name="T8"><text:line-break/><text:line-break/>09-09<text:line-break/></text:span><text:span text:style-name="T1">南部战区海</text:span><text:span text:style-name="T9">军航空兵开展多型武器实弹攻击训练</text:span><text:span text:style-name="T8"><text:line-break/><text:line-break/>09-07<text:line-break/>9</text:span><text:span text:style-name="T1">月</text:span><text:span text:style-name="T8">8</text:span><text:span text:style-name="T1">日至</text:span><text:span text:style-name="T8">11</text:span><text:span text:style-name="T1">日，黄海北部</text:span><text:span text:style-name="T9">进行实弹射击</text:span><text:span text:style-name="T8"><text:line-break/><text:line-break/>09-07<text:line-break/>9</text:span><text:span text:style-name="T1">月</text:span><text:span text:style-name="T8">8</text:span><text:span text:style-name="T1">日、</text:span><text:span text:style-name="T8">9</text:span><text:span text:style-name="T1">日，黄海南部</text:span><text:span text:style-name="T9">进行实弹射击演习</text:span><text:span text:style-name="T8"><text:line-break/><text:line-break/>09-07<text:line-break/></text:span><text:span text:style-name="T1">渤海北部</text:span><text:span text:style-name="T8">9</text:span><text:span text:style-name="T1">月</text:span><text:span text:style-name="T8">7</text:span><text:span text:style-name="T1">日</text:span><text:span text:style-name="T8">12</text:span><text:span text:style-name="T1">时至</text:span><text:span text:style-name="T8">18</text:span><text:span text:style-name="T1">时执行</text:span><text:span text:style-name="T9">军事任务，禁止驶入</text:span><text:span text:style-name="T8"><text:line-break/><text:line-break/>09-04<text:line-break/></text:span><text:span text:style-name="T1">海峡黄海北部今起执行</text:span><text:span text:style-name="T9">军事任务，禁止驶入</text:span><text:span text:style-name="T8"><text:line-break/><text:line-break/>09-01<text:line-break/>9</text:span><text:span text:style-name="T1">月</text:span><text:span text:style-name="T8">2</text:span><text:span text:style-name="T1">日至</text:span><text:span text:style-name="T8">4</text:span><text:span text:style-name="T1">日，黄海南部</text:span><text:span text:style-name="T9">进行实弹演习</text:span><text:span text:style-name="T8"><text:line-break/><text:line-break/>08-31<text:line-break/>9</text:span><text:span text:style-name="T1">月</text:span><text:span text:style-name="T8">1</text:span><text:span text:style-name="T1">日至</text:span><text:span text:style-name="T8">22</text:span><text:span text:style-name="T1">日渤海海域将执行</text:span><text:span text:style-name="T9">军事任务</text:span><text:span text:style-name="T8"><text:line-break/><text:line-break/>08-27<text:line-break/></text:span><text:span text:style-name="T1">美媒：中国向南海</text:span><text:span text:style-name="T9">试射</text:span><text:span text:style-name="T8">“</text:span><text:span text:style-name="T1">航母</text:span><text:span text:style-name="T9">杀手</text:span><text:span text:style-name="T8">”<text:line-break/><text:line-break/>08-26<text:line-break/></text:span><text:span text:style-name="T1">浙江海事局：东海某海域</text:span><text:span text:style-name="T8">27</text:span><text:span text:style-name="T1">日起</text:span><text:span text:style-name="T9">进行实际使用武器训练</text:span><text:span text:style-name="T8"><text:line-break/><text:line-break/>08-23<text:line-break/>8</text:span><text:span text:style-name="T1">月</text:span><text:span text:style-name="T8">24</text:span><text:span text:style-name="T1">日至</text:span><text:span text:style-name="T8">29</text:span><text:span text:style-name="T1">日南海粤东海域</text:span><text:span text:style-name="T9">进行军事训练</text:span><text:span text:style-name="T8"><text:line-break/><text:line-break/>08-23<text:line-break/>8</text:span><text:span text:style-name="T1">月</text:span><text:span text:style-name="T8">24</text:span><text:span text:style-name="T1">日至</text:span><text:span text:style-name="T8">9</text:span><text:span text:style-name="T1">月</text:span><text:span text:style-name="T8">30</text:span><text:span text:style-name="T1">日渤海某海域执行实弹射</text:span><text:span text:style-name="T9">击活动</text:span><text:span text:style-name="T8"><text:line-break/><text:line-break/>08-18<text:line-break/></text:span><text:span text:style-name="T1">凌晨</text:span><text:span text:style-name="T8">4</text:span><text:span text:style-name="T1">点，西藏</text:span><text:span text:style-name="T9">军区进行高原实弹射击演练</text:span><text:span text:style-name="T8"><text:line-break/><text:line-break/>08-13<text:line-break/></text:span><text:span text:style-name="T1">东部战区在台湾海峡及南北两端</text:span><text:span text:style-name="T9">连续组织实战化演练</text:span></text:p>
      <text:p text:style-name="P8"><text:span text:style-name="T7">陳真</text:span><text:span text:style-name="T1"><text:s/>  |  2020.09.19 02:53   |   </text:span><text:a xlink:type="simple" xlink:href="http://palinfo.habago.org/Entry?Command=Information_PrintForum#FORUM39971"><text:span text:style-name="T2">#</text:span></text:a></text:p>
      <text:p text:style-name="P10"><text:span text:style-name="T1">美國來救？</text:span><text:span text:style-name="T8">(2)<text:line-break/><text:line-break/></text:span><text:span text:style-name="T1">陳真</text:span><text:span text:style-name="T8"><text:line-break/><text:line-break/>2020. 09. 19.<text:line-break/><text:line-break/><text:line-break/></text:span><text:span text:style-name="T1">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8"><text:line-break/><text:line-break/></text:span><text:span text:style-name="T1">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8"><text:line-break/><text:line-break/></text:span><text:span text:style-name="T1">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8"><text:line-break/><text:line-break/></text:span><text:span text:style-name="T1">根據去年的許多報導及美國國防部報告，台灣還進一步跟美國採購了一批「愛國者」飛彈，並早已在台北部署「愛國者」飛彈防禦系統，另外還有花東地區，預計明年</text:span><text:span text:style-name="T8"><text:s/>(2022) </text:span><text:span text:style-name="T1">年將全島部署完成。</text:span><text:span text:style-name="T8"><text:line-break/><text:line-break/></text:span><text:span text:style-name="T1">台灣早已是飛彈密度世界第一了還不夠，最近居然還要配合美國的「要塞化台灣」政策，被迫再以幾千億加購兩千多枚火力更強大的飛彈，真是徹底瘋狂。</text:span><text:span text:style-name="T8"><text:line-break/><text:line-break/></text:span><text:span text:style-name="T1">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8"><text:line-break/><text:line-break/></text:span><text:span text:style-name="T1">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8"><text:line-break/><text:line-break/></text:span><text:span text:style-name="T1">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8"><text:line-break/><text:line-break/></text:span><text:span text:style-name="T1">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8"><text:line-break/><text:line-break/></text:span><text:span text:style-name="T1">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8"><text:line-break/><text:line-break/></text:span><text:span text:style-name="T1">前天</text:span><text:span text:style-name="T8">(9</text:span><text:span text:style-name="T1">月</text:span><text:span text:style-name="T8">17</text:span><text:span text:style-name="T1">日</text:span><text:span text:style-name="T8">)</text:span><text:span text:style-name="T1">，中國時報的社論指出：台灣跟美國買了：</text:span><text:span text:style-name="T8"><text:line-break/><text:line-break/></text:span><text:span text:style-name="T1">「</text:span><text:span text:style-name="T8">F-16V</text:span><text:span text:style-name="T1">戰機（</text:span><text:span text:style-name="T8">2500</text:span><text:span text:style-name="T1">億元）、無人偵察機（</text:span><text:span text:style-name="T8">176</text:span><text:span text:style-name="T1">億元）、戰車（</text:span><text:span text:style-name="T8">405</text:span><text:span text:style-name="T1">億元）、魚叉飛彈（</text:span><text:span text:style-name="T8">800</text:span><text:span text:style-name="T1">億元）、</text:span><text:span text:style-name="T8">F-16</text:span><text:span text:style-name="T1">性能提升（</text:span><text:span text:style-name="T8">1400</text:span><text:span text:style-name="T1">億元）、魚雷（</text:span><text:span text:style-name="T8">54</text:span><text:span text:style-name="T1">億元）、教練機（</text:span><text:span text:style-name="T8">686</text:span><text:span text:style-name="T1">億元）、反裝甲飛彈（</text:span><text:span text:style-name="T8">118</text:span><text:span text:style-name="T1">億元）、野戰防空武器系統（</text:span><text:span text:style-name="T8">143</text:span><text:span text:style-name="T1">億元）、營區警監系統二期（</text:span><text:span text:style-name="T8">128</text:span><text:span text:style-name="T1">億元）、方陣快砲（</text:span><text:span text:style-name="T8">101</text:span><text:span text:style-name="T1">億元）、機動飛彈車（</text:span><text:span text:style-name="T8">136</text:span><text:span text:style-name="T1">億元）、第二階段潛艦國造（</text:span><text:span text:style-name="T8">493</text:span><text:span text:style-name="T1">億元）、飛彈巡防艦原型艦籌建（</text:span><text:span text:style-name="T8">245</text:span><text:span text:style-name="T1">億元）、微型飛彈突擊艇（</text:span><text:span text:style-name="T8">316</text:span><text:span text:style-name="T1">億元）等軍購案，總經費估計是</text:span><text:span text:style-name="T8">7647</text:span><text:span text:style-name="T1">億元。</text:span><text:span text:style-name="T8"><text:line-break/><text:line-break/></text:span><text:span text:style-name="T1">若再加上路透社最新報導川普政府『台灣要塞化』計畫，將銷售能夠阻止軍艦與登陸艦接近的智慧水雷、遠程火箭炮系統等新型武器，國防負擔將更沉重。」</text:span><text:span text:style-name="T8"><text:line-break/><text:line-break/></text:span><text:span text:style-name="T1">報導同時指出：</text:span><text:span text:style-name="T8"><text:line-break/><text:line-break/></text:span><text:span text:style-name="T1">「新冠疫情雪上加霜，財政部預估今年度稅收將短徵約</text:span><text:span text:style-name="T8">1200</text:span><text:span text:style-name="T1">億元，加上紓困特別預算分年舉債，除原先規畫的</text:span><text:span text:style-name="T8">1738</text:span><text:span text:style-name="T1">億元舉債外，還需要增加</text:span><text:span text:style-name="T8">2700</text:span><text:span text:style-name="T1">億元，今年舉債將超過</text:span><text:span text:style-name="T8">4438</text:span><text:span text:style-name="T1">億元，創</text:span><text:span text:style-name="T8">10</text:span><text:span text:style-name="T1">年新高。據中央政府總預算，國防支出編列</text:span><text:span text:style-name="T8">3668</text:span><text:span text:style-name="T1">億元，占比</text:span><text:span text:style-name="T8">16.3%</text:span><text:span text:style-name="T1">，雖低於社會福利及教科文支出，但採購戰機另編列特別預算</text:span><text:span text:style-name="T8">290</text:span><text:span text:style-name="T1">億元，再納入基金預算</text:span><text:span text:style-name="T8">576</text:span><text:span text:style-name="T1">億元，廣義國防支出達</text:span><text:span text:style-name="T8">4534</text:span><text:span text:style-name="T1">億元，占</text:span><text:span text:style-name="T8">GDP</text:span><text:span text:style-name="T1">比、歲出比及單項成長率都是最高，已嚴重排擠經濟發展及教科文支出，勢必得縮減經濟、民生、教育支出。從預算分配來看，我國將從一個追求成長的『福利國家』變成『戰鬥國家』。」</text:span><text:span text:style-name="T8"><text:line-break/><text:line-break/></text:span><text:span text:style-name="T1">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8"><text:line-break/><text:line-break/></text:span><text:span text:style-name="T1">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8"><text:line-break/><text:line-break/></text:span><text:span text:style-name="T1">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8"><text:line-break/><text:line-break/></text:span><text:span text:style-name="T1">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8"><text:line-break/><text:line-break/></text:span><text:span text:style-name="T1">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8"><text:span text:style-name="T7">陳真</text:span><text:span text:style-name="T1"><text:s/>  |  2020.09.18 22:30   |   </text:span><text:a xlink:type="simple" xlink:href="http://palinfo.habago.org/Entry?Command=Information_PrintForum#FORUM39970"><text:span text:style-name="T2">#</text:span></text:a></text:p>
      <text:p text:style-name="P9"><text:span text:style-name="T1">同學你好，</text:span><text:span text:style-name="T8"><text:line-break/><text:line-break/></text:span><text:span text:style-name="T1">我指的是這個事情：</text:span><text:span text:style-name="T8"><text:line-break/><text:line-break/></text:span><text:a xlink:type="simple" xlink:href="https://bit.ly/2RDwe5p"><text:span text:style-name="T4">https://bit.ly/2RDwe5p</text:span></text:a><text:span text:style-name="T8"><text:line-break/><text:line-break/></text:span><text:span text:style-name="T1">這類事情千千萬萬，光是在英國，每年數以萬計。它不是一種</text:span><text:span text:style-name="T8"><text:s/>"</text:span><text:span text:style-name="T1">新聞</text:span><text:span text:style-name="T8">"</text:span><text:span text:style-name="T1">，更非</text:span><text:span text:style-name="T8">"</text:span><text:span text:style-name="T1">個案</text:span><text:span text:style-name="T8">"</text:span><text:span text:style-name="T1">。糟蹋人的方式更是數不清，比方說一家汽車公司的英國老闆，看到一位印度員工吃便當，裏頭有黃黃的咖哩，馬上一腳把他的便當踢飛，大罵</text:span><text:span text:style-name="T8"><text:s/>"</text:span><text:span text:style-name="T1">在我的公司裏不准吃屎</text:span><text:span text:style-name="T8">"</text:span><text:span text:style-name="T1">。</text:span><text:span text:style-name="T8"><text:line-break/><text:line-break/></text:span><text:span text:style-name="T1">這位員工後來告上總公司，但總公司依舊不鳥他，於是就提出控告，告上法院。那家汽車公司因此賠償了一大筆錢。這是我當年還在英國的事，大約二十多年前。</text:span><text:span text:style-name="T8"><text:line-break/><text:line-break/></text:span><text:span text:style-name="T1">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8"><text:line-break/><text:line-break/></text:span><text:span text:style-name="T1">有一天，一個行政人員跑上來，告訴我們說不可以待在這裏。我們問他為什麼不能待這裡？對方也許很訝異我們居然</text:span><text:span text:style-name="T8"><text:s/>"</text:span><text:span text:style-name="T1">膽敢</text:span><text:span text:style-name="T8">" </text:span><text:span text:style-name="T1">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8"><text:span text:style-name="T7">北川洋和</text:span><text:span text:style-name="T1"><text:s/>  |  2020.09.18 19:57   |   </text:span><text:a xlink:type="simple" xlink:href="http://palinfo.habago.org/Entry?Command=Information_PrintForum#FORUM39969"><text:span text:style-name="T2">#</text:span></text:a></text:p>
      <text:p text:style-name="P11"><text:span text:style-name="T7">陳真你好</text:span><text:span text:style-name="T1"><text:line-break/><text:line-break/></text:span><text:span text:style-name="T7">在</text:span><text:span text:style-name="T1">9/3</text:span><text:span text:style-name="T7">提到一篇日本女子被英國人轟出公車的事件。我找不到英文的新聞來源。你是指這篇嗎？</text:span><text:span text:style-name="T1"><text:line-break/><text:line-break/>'Go back to Africa!': Shocking moment racist woman hurls a tirade of vile abuse at students on a Dublin bus and reduces them to tears<text:line-break/></text:span><text:a xlink:type="simple" xlink:href="https://www.dailymail.co.uk/news/article-8734665/Woman-racially-abuses-students-Dublin-bus.html"><text:span text:style-name="T11">https://www.dailymail.co.uk/news/article-8734665/Woman-racially-abuses-students-Dublin-bus.html</text:span></text:a><text:span text:style-name="T1"><text:line-break/><text:line-break/></text:span><text:span text:style-name="T7">地點在愛爾蘭，他們也不是日本人。還是我查詢的方式不對？可否提供那篇報導的訊息。我有興趣閱讀。</text:span></text:p>
      <text:p text:style-name="P8"><text:span text:style-name="T7">陳真</text:span><text:span text:style-name="T1"><text:s/>  |  2020.09.18 10:56   |   </text:span><text:a xlink:type="simple" xlink:href="http://palinfo.habago.org/Entry?Command=Information_PrintForum#FORUM39968"><text:span text:style-name="T2">#</text:span></text:a></text:p>
      <text:p text:style-name="P9"><text:span text:style-name="T1">民主自由的真相</text:span><text:span text:style-name="T8"><text:line-break/><text:line-break/></text:span><text:span text:style-name="T1">陳真</text:span><text:span text:style-name="T8">2020. 09. 18.<text:line-break/><text:line-break/><text:line-break/></text:span><text:span text:style-name="T1">這裡有一段街頭訪問，關於美國毒豬毒牛，不知道大家看不看得到影片：</text:span><text:span text:style-name="T8"><text:line-break/><text:line-break/></text:span><text:a xlink:type="simple" xlink:href="https://bit.ly/33Bn4Mw"><text:span text:style-name="T4">https://bit.ly/33Bn4Mw</text:span></text:a><text:span text:style-name="T8"><text:line-break/><text:line-break/></text:span><text:span text:style-name="T1">正常人對美國毒豬毒牛這東西一定很反感，但腦殘不會。信不信我只要掌握媒體，別說含有瘦肉精，就算食物裏添加大便，腦殘們也一定會大力支持。</text:span><text:span text:style-name="T8"><text:line-break/><text:line-break/></text:span><text:span text:style-name="T1">我對人的理性能力始終感到很絕望；你似乎只能對那極少數人訴諸理性。至於絕大多數人，不管事實如何顯著，照樣無法理喻。我估計島上這樣的人口，大約佔百分之九十八或九十九以上。</text:span><text:span text:style-name="T8"><text:line-break/><text:line-break/></text:span><text:span text:style-name="T1">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8"><text:line-break/><text:line-break/></text:span><text:span text:style-name="T1">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8"><text:line-break/><text:line-break/></text:span><text:span text:style-name="T1">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8"><text:line-break/><text:line-break/></text:span><text:span text:style-name="T1">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8"><text:line-break/><text:line-break/></text:span><text:span text:style-name="T1">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8"><text:line-break/><text:line-break/></text:span><text:span text:style-name="T1">人渣們必然是這麼幹，這一點都不令人意外。可怕的不是人渣的存在，可怕的是人們普遍就是吃這一套，思維言行完完全全是可以徹底操控的。</text:span><text:span text:style-name="T8"><text:line-break/><text:line-break/></text:span><text:span text:style-name="T1">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8"><text:line-break/><text:line-break/></text:span><text:span text:style-name="T1">美國事實上靠三樣東西維持霸權，統治世界：美元、軍火及媒體。美元控制人們的財產，媒體則是洗人們的腦，至於那些無法洗腦的，就用飛彈消滅之。這才是民主自由的真相。</text:span><text:span text:style-name="T8"><text:line-break/><text:line-break/>====================<text:line-break/><text:line-break/></text:span><text:span text:style-name="T1">美豬進口「利大於弊、政府不會錯」反美豬公投遭嗆「為反而反」</text:span><text:span text:style-name="T8"><text:line-break/><text:line-break/></text:span><text:span text:style-name="T1">風向台灣</text:span><text:span text:style-name="T8">2020</text:span><text:span text:style-name="T1">年</text:span><text:span text:style-name="T8">9</text:span><text:span text:style-name="T1">月</text:span><text:span text:style-name="T8">17</text:span><text:span text:style-name="T1">日</text:span><text:span text:style-name="T8"><text:line-break/><text:line-break/></text:span><text:span text:style-name="T1">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5">李念淨   |  2020.09.17 17:00   |   <text:a xlink:type="simple" xlink:href="http://palinfo.habago.org/Entry?Command=Information_PrintForum&amp;iPage=1#FORUM39967"><text:span text:style-name="T5">#</text:span></text:a></text:p>
      <text:p text:style-name="P6">「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6">http://big5.sputniknews.cn/politics/202009171032153572/</text:span></text:a><text:s/><text:line-break/><text:line-break/>每天照X光？這分明是虐待吧</text:p>
      <text:p text:style-name="P5">陳真   |  2020.09.17 11:00   |   <text:a xlink:type="simple" xlink:href="http://palinfo.habago.org/Entry?Command=Information_PrintForum&amp;iPage=1#FORUM39966"><text:span text:style-name="T5">#</text:span></text:a></text:p>
      <text:p text:style-name="P7">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5">陳真   |  2020.09.16 19:16   |   <text:a xlink:type="simple" xlink:href="http://palinfo.habago.org/Entry?Command=Information_PrintForum&amp;iPage=1#FORUM39965"><text:span text:style-name="T5">#</text:span></text:a></text:p>
      <text:p text:style-name="P6">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6">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5">陳真   |  2020.09.15 20:30   |   <text:a xlink:type="simple" xlink:href="http://palinfo.habago.org/Entry?Command=Information_PrintForum&amp;iPage=1#FORUM39964"><text:span text:style-name="T5">#</text:span></text:a></text:p>
      <text:p text:style-name="P7">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6">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5">張萬康   |  2020.09.15 05:19   |   <text:a xlink:type="simple" xlink:href="http://palinfo.habago.org/Entry?Command=Information_PrintForum&amp;iPage=1#FORUM39963"><text:span text:style-name="T5">#</text:span></text:a></text:p>
      <text:p text:style-name="P6">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5">張萬康   |  2020.09.15 05:10   |   <text:a xlink:type="simple" xlink:href="http://palinfo.habago.org/Entry?Command=Information_PrintForum&amp;iPage=1#FORUM39962"><text:span text:style-name="T5">#</text:span></text:a></text:p>
      <text:p text:style-name="P7">李紅的原音、原畫面重現： <text:line-break/><text:a xlink:type="simple" xlink:href="https://www.youtube.com/watch?v=f5v9GmnY8Yk"><text:span text:style-name="T6">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5">周舟   |  2020.09.14 19:55   |   <text:a xlink:type="simple" xlink:href="http://palinfo.habago.org/Entry?Command=Information_PrintForum&amp;iPage=1#FORUM39961"><text:span text:style-name="T5">#</text:span></text:a></text:p>
      <text:p text:style-name="P6">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5">孫從輔   |  2020.09.14 02:55   |   <text:a xlink:type="simple" xlink:href="http://palinfo.habago.org/Entry?Command=Information_PrintForum&amp;iPage=1#FORUM39960"><text:span text:style-name="T5">#</text:span></text:a></text:p>
      <text:p text:style-name="P6">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6">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5">陳真   |  2020.09.13 03:43   |   <text:a xlink:type="simple" xlink:href="http://palinfo.habago.org/Entry?Command=Information_PrintForum&amp;iPage=1#FORUM39959"><text:span text:style-name="T5">#</text:span></text:a></text:p>
      <text:p text:style-name="P7">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6">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6">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5">周淮安   |  2020.09.13 02:25   |   <text:a xlink:type="simple" xlink:href="http://palinfo.habago.org/Entry?Command=Information_PrintForum&amp;iPage=1#FORUM39958"><text:span text:style-name="T5">#</text:span></text:a></text:p>
      <text:p text:style-name="P6">「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6">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5">蔡亦鸣   |  2020.09.10 16:49   |   <text:a xlink:type="simple" xlink:href="http://palinfo.habago.org/Entry?Command=Information_PrintForum&amp;iPage=1#FORUM39957"><text:span text:style-name="T5">#</text:span></text:a></text:p>
      <text:p text:style-name="P6">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6">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5">陳真   |  2020.09.10 09:00   |   <text:a xlink:type="simple" xlink:href="http://palinfo.habago.org/Entry?Command=Information_PrintForum#FORUM39956"><text:span text:style-name="T5">#</text:span></text:a></text:p>
      <text:p text:style-name="P6">同學，我很無言。 <text:line-break/><text:line-break/>你能不能靜下心來，好好讀一下我到底講了什麼，同時也好好想一下自己到底在講什麼。閱讀這樣一些粗淺的中文字，有那麼難嗎？</text:p>
      <text:p text:style-name="P5">欧阳阳   |  2020.09.10 08:03   |   <text:a xlink:type="simple" xlink:href="http://palinfo.habago.org/Entry?Command=Information_PrintForum#FORUM39955"><text:span text:style-name="T5">#</text:span></text:a></text:p>
      <text:p text:style-name="P7">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6">https://www.storm.mg/article/3019385</text:span></text:a></text:p>
      <text:p text:style-name="P5">陳真   |  2020.09.10 03:03   |   <text:a xlink:type="simple" xlink:href="http://palinfo.habago.org/Entry?Command=Information_PrintForum#FORUM39954"><text:span text:style-name="T5">#</text:span></text:a></text:p>
      <text:p text:style-name="P6">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5">陳真   |  2020.09.09 20:58   |   <text:a xlink:type="simple" xlink:href="http://palinfo.habago.org/Entry?Command=Information_PrintForum#FORUM39953"><text:span text:style-name="T5">#</text:span></text:a></text:p>
      <text:p text:style-name="P7">我修改了那兩個網址： <text:line-break/><text:line-break/><text:a xlink:type="simple" xlink:href="https://bit.ly/3m4KyC8"><text:span text:style-name="T6">https://bit.ly/3m4KyC8</text:span></text:a><text:s/><text:line-break/><text:line-break/><text:a xlink:type="simple" xlink:href="https://bit.ly/35l6B19"><text:span text:style-name="T6">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6">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5">葉小慧   |  2020.09.09 15:50   |   <text:a xlink:type="simple" xlink:href="http://palinfo.habago.org/Entry?Command=Information_PrintForum#FORUM39952"><text:span text:style-name="T5">#</text:span></text:a></text:p>
      <text:p text:style-name="P6">陳醫師留言中的兩個縮網址，直接複製後尋找是失效的。 <text:line-break/><text:line-break/>不過網路搜尋很輕易能找到他的影片： <text:line-break/><text:line-break/><text:a xlink:type="simple" xlink:href="https://youtu.be/Vurv270Uv0I"><text:span text:style-name="T6">https://youtu.be/Vurv270Uv0I</text:span></text:a><text:s/><text:line-break/>Mark Dolan cuts up his face mask live on air: "Wearing a mask is the new woke" <text:line-break/></text:p>
      <text:p text:style-name="P5">陳真   |  2020.09.08 17:02   |   <text:a xlink:type="simple" xlink:href="http://palinfo.habago.org/Entry?Command=Information_PrintForum&amp;iPage=1#FORUM39951"><text:span text:style-name="T5">#</text:span></text:a></text:p>
      <text:p text:style-name="P6">一位英國電台主播叫Mark Dolan，在主持節目時，把一個口罩當場用剪刀剪得稀巴爛，好像跟口罩有不共戴天之仇似的。請看： <text:line-break/><text:line-break/><text:a xlink:type="simple" xlink:href="http://shorturl.at/adeES"><text:span text:style-name="T6">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6">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5">鄭豐遠   |  2020.09.06 05:58   |   <text:a xlink:type="simple" xlink:href="http://palinfo.habago.org/Entry?Command=Information_PrintForum&amp;iPage=1#FORUM39950"><text:span text:style-name="T5">#</text:span></text:a></text:p>
      <text:p text:style-name="P7">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5">東東   |  2020.09.05 21:18   |   <text:a xlink:type="simple" xlink:href="http://palinfo.habago.org/Entry?Command=Information_PrintForum&amp;iPage=1#FORUM39949"><text:span text:style-name="T5">#</text:span></text:a></text:p>
      <text:p text:style-name="P6">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5">陳真   |  2020.09.04 02:19   |   <text:a xlink:type="simple" xlink:href="http://palinfo.habago.org/Entry?Command=Information_PrintForum#FORUM39948"><text:span text:style-name="T5">#</text:span></text:a></text:p>
      <text:p text:style-name="P6">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6">shorturl.at/nxE07</text:span></text:a><text:s/><text:line-break/><text:line-break/><text:a xlink:type="simple" xlink:href="https://bit.ly/3gXPTaz"><text:span text:style-name="T6">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5">陳真   |  2020.09.03 10:52   |   <text:a xlink:type="simple" xlink:href="http://palinfo.habago.org/Entry?Command=Information_PrintForum#FORUM39947"><text:span text:style-name="T5">#</text:span></text:a></text:p>
      <text:p text:style-name="P7">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5">張萬康   |  2020.09.03 06:26   |   <text:a xlink:type="simple" xlink:href="http://palinfo.habago.org/Entry?Command=Information_PrintForum#FORUM39946"><text:span text:style-name="T5">#</text:span></text:a></text:p>
      <text:p text:style-name="P6">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6">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6">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5">陳真   |  2020.09.02 19:35   |   <text:a xlink:type="simple" xlink:href="http://palinfo.habago.org/Entry?Command=Information_PrintForum#FORUM39945"><text:span text:style-name="T5">#</text:span></text:a></text:p>
      <text:p text:style-name="P7">腦殘是這時代一個最大的商機  <text:line-break/><text:line-break/>陳真2020. 09. 02. <text:line-break/><text:line-break/><text:line-break/>鈺錠講的這個新聞我也看了，很好笑： <text:line-break/><text:line-break/><text:a xlink:type="simple" xlink:href="https://bit.ly/31NKjmL"><text:span text:style-name="T6">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5">陳真   |  2020.09.02 10:40   |   <text:a xlink:type="simple" xlink:href="http://palinfo.habago.org/Entry?Command=Information_PrintForum#FORUM39944"><text:span text:style-name="T5">#</text:span></text:a></text:p>
      <text:p text:style-name="P6">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6">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5">陳真   |  2020.09.02 01:15   |   <text:a xlink:type="simple" xlink:href="http://palinfo.habago.org/Entry?Command=Information_PrintForum#FORUM39943"><text:span text:style-name="T5">#</text:span></text:a></text:p>
      <text:p text:style-name="P6">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5">李念淨   |  2020.09.01 14:34   |   <text:a xlink:type="simple" xlink:href="http://palinfo.habago.org/Entry?Command=Information_PrintForum#FORUM39942"><text:span text:style-name="T5">#</text:span></text:a></text:p>
      <text:p text:style-name="P7">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6">https://www.chinatimes.com/opinion/20200830002459-262104?chdtv</text:span></text:a></text:p>
      <text:p text:style-name="P5">鄭豐遠   |  2020.09.01 14:20   |   <text:a xlink:type="simple" xlink:href="http://palinfo.habago.org/Entry?Command=Information_PrintForum#FORUM39941"><text:span text:style-name="T5">#</text:span></text:a></text:p>
      <text:p text:style-name="P6">補充說明: 我上面說西方反信仰，這裡說的信仰不是世俗意義上的宗教信仰，否則西方可是信得很咧，簡直信得邪門。我指的信仰是相信人性中的善，相信真理，相信美，簡單說就是真善美。</text:p>
      <text:p text:style-name="P5">鄭豐遠   |  2020.09.01 10:28   |   <text:a xlink:type="simple" xlink:href="http://palinfo.habago.org/Entry?Command=Information_PrintForum#FORUM39940"><text:span text:style-name="T5">#</text:span></text:a></text:p>
      <text:p text:style-name="P6">請問東東，阿桑吉咖啡要到哪裡買?</text:p>
      <text:p text:style-name="P5">鄭豐遠   |  2020.09.01 10:25   |   <text:a xlink:type="simple" xlink:href="http://palinfo.habago.org/Entry?Command=Information_PrintForum#FORUM39939"><text:span text:style-name="T5">#</text:span></text:a></text:p>
      <text:p text:style-name="P7">出國後，我是真正開了眼界，特別是這兩三年，整個地球好像已經不是我從前認識的地球了。 <text:line-break/><text:line-break/>下面是昨天鈺錠傳來的新聞: <text:line-break/><text:a xlink:type="simple" xlink:href="https://user.guancha.cn/main/content?id=372187"><text:span text:style-name="T6">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5">陳真   |  2020.09.01 03:01   |   <text:a xlink:type="simple" xlink:href="http://palinfo.habago.org/Entry?Command=Information_PrintForum#FORUM39938"><text:span text:style-name="T5">#</text:span></text:a></text:p>
      <text:p text:style-name="P6">「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